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2.33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se" table:style-name="ta1">
        <table:shapes>
          <draw:frame draw:z-index="0" draw:style-name="gr1" draw:text-style-name="P1" svg:width="340.44mm" svg:height="191.49mm" svg:x="129.67mm" svg:y="15.34mm">
            <loext:p/>
            <draw:object draw:notify-on-update-of-ranges="simse.A1:simse.A398 simse.B1:simse.B39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41.36mm" svg:height="192.01mm" svg:x="308.37mm" svg:y="82.79mm">
            <loext:p/>
            <draw:object draw:notify-on-update-of-ranges="simse.A1:simse.A365 simse.C1:simse.C36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54" calcext:value-type="float">
            <text:p>11654</text:p>
          </table:table-cell>
          <table:table-cell office:value-type="float" office:value="2.10703027075298" calcext:value-type="float">
            <text:p>2,10703027075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75" calcext:value-type="float">
            <text:p>11675</text:p>
          </table:table-cell>
          <table:table-cell office:value-type="float" office:value="2.10186539378452" calcext:value-type="float">
            <text:p>2,10186539378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54" calcext:value-type="float">
            <text:p>11754</text:p>
          </table:table-cell>
          <table:table-cell office:value-type="float" office:value="2.09359987910794" calcext:value-type="float">
            <text:p>2,093599879107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800" calcext:value-type="float">
            <text:p>11800</text:p>
          </table:table-cell>
          <table:table-cell office:value-type="float" office:value="2.08848723907693" calcext:value-type="float">
            <text:p>2,088487239076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49" calcext:value-type="float">
            <text:p>11849</text:p>
          </table:table-cell>
          <table:table-cell office:value-type="float" office:value="2.08252856596999" calcext:value-type="float">
            <text:p>2,08252856596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912" calcext:value-type="float">
            <text:p>11912</text:p>
          </table:table-cell>
          <table:table-cell office:value-type="float" office:value="2.07617590097457" calcext:value-type="float">
            <text:p>2,076175900974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57" calcext:value-type="float">
            <text:p>11957</text:p>
          </table:table-cell>
          <table:table-cell office:value-type="float" office:value="2.06835518720105" calcext:value-type="float">
            <text:p>2,06835518720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60" calcext:value-type="float">
            <text:p>11960</text:p>
          </table:table-cell>
          <table:table-cell office:value-type="float" office:value="2.06698086481753" calcext:value-type="float">
            <text:p>2,066980864817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59" calcext:value-type="float">
            <text:p>12059</text:p>
          </table:table-cell>
          <table:table-cell office:value-type="float" office:value="2.05855054538421" calcext:value-type="float">
            <text:p>2,05855054538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198" calcext:value-type="float">
            <text:p>12198</text:p>
          </table:table-cell>
          <table:table-cell office:value-type="float" office:value="2.05138104914578" calcext:value-type="float">
            <text:p>2,051381049145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40" calcext:value-type="float">
            <text:p>12240</text:p>
          </table:table-cell>
          <table:table-cell office:value-type="float" office:value="2.04483661108203" calcext:value-type="float">
            <text:p>2,044836611082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378" calcext:value-type="float">
            <text:p>12378</text:p>
          </table:table-cell>
          <table:table-cell office:value-type="float" office:value="2.03655642998202" calcext:value-type="float">
            <text:p>2,036556429982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81" calcext:value-type="float">
            <text:p>12381</text:p>
          </table:table-cell>
          <table:table-cell office:value-type="float" office:value="2.03526665390223" calcext:value-type="float">
            <text:p>2,035266653902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384" calcext:value-type="float">
            <text:p>12384</text:p>
          </table:table-cell>
          <table:table-cell office:value-type="float" office:value="2.03397851045039" calcext:value-type="float">
            <text:p>2,033978510450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387" calcext:value-type="float">
            <text:p>12387</text:p>
          </table:table-cell>
          <table:table-cell office:value-type="float" office:value="2.03269199652854" calcext:value-type="float">
            <text:p>2,032691996528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05" calcext:value-type="float">
            <text:p>12405</text:p>
          </table:table-cell>
          <table:table-cell office:value-type="float" office:value="2.02779853753608" calcext:value-type="float">
            <text:p>2,027798537536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05" calcext:value-type="float">
            <text:p>12405</text:p>
          </table:table-cell>
          <table:table-cell office:value-type="float" office:value="2.02779853753608" calcext:value-type="float">
            <text:p>2,02779853753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492" calcext:value-type="float">
            <text:p>12492</text:p>
          </table:table-cell>
          <table:table-cell office:value-type="float" office:value="2.01714138839815" calcext:value-type="float">
            <text:p>2,017141388398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746" calcext:value-type="float">
            <text:p>12746</text:p>
          </table:table-cell>
          <table:table-cell office:value-type="float" office:value="1.98798589623323" calcext:value-type="float">
            <text:p>1,987985896233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30" calcext:value-type="float">
            <text:p>12830</text:p>
          </table:table-cell>
          <table:table-cell office:value-type="float" office:value="1.98252923165158" calcext:value-type="float">
            <text:p>1,982529231651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33" calcext:value-type="float">
            <text:p>12833</text:p>
          </table:table-cell>
          <table:table-cell office:value-type="float" office:value="1.98134704367803" calcext:value-type="float">
            <text:p>1,981347043678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858" calcext:value-type="float">
            <text:p>12858</text:p>
          </table:table-cell>
          <table:table-cell office:value-type="float" office:value="1.98383319012112" calcext:value-type="float">
            <text:p>1,983833190121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945" calcext:value-type="float">
            <text:p>12945</text:p>
          </table:table-cell>
          <table:table-cell office:value-type="float" office:value="1.9765692529327" calcext:value-type="float">
            <text:p>1,97656925293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74" calcext:value-type="float">
            <text:p>12974</text:p>
          </table:table-cell>
          <table:table-cell office:value-type="float" office:value="1.9737933454557" calcext:value-type="float">
            <text:p>1,97379334545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979" calcext:value-type="float">
            <text:p>12979</text:p>
          </table:table-cell>
          <table:table-cell office:value-type="float" office:value="1.9733566984578" calcext:value-type="float">
            <text:p>1,97335669845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025" calcext:value-type="float">
            <text:p>13025</text:p>
          </table:table-cell>
          <table:table-cell office:value-type="float" office:value="1.97074550070265" calcext:value-type="float">
            <text:p>1,970745500702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070" calcext:value-type="float">
            <text:p>13070</text:p>
          </table:table-cell>
          <table:table-cell office:value-type="float" office:value="1.96801535948596" calcext:value-type="float">
            <text:p>1,968015359485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084" calcext:value-type="float">
            <text:p>13084</text:p>
          </table:table-cell>
          <table:table-cell office:value-type="float" office:value="1.96316480512239" calcext:value-type="float">
            <text:p>1,963164805122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119" calcext:value-type="float">
            <text:p>13119</text:p>
          </table:table-cell>
          <table:table-cell office:value-type="float" office:value="1.95907070734196" calcext:value-type="float">
            <text:p>1,959070707341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182" calcext:value-type="float">
            <text:p>13182</text:p>
          </table:table-cell>
          <table:table-cell office:value-type="float" office:value="1.95224300061269" calcext:value-type="float">
            <text:p>1,952243000612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265" calcext:value-type="float">
            <text:p>13265</text:p>
          </table:table-cell>
          <table:table-cell office:value-type="float" office:value="1.94170134407893" calcext:value-type="float">
            <text:p>1,941701344078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67" calcext:value-type="float">
            <text:p>13367</text:p>
          </table:table-cell>
          <table:table-cell office:value-type="float" office:value="1.93185079687147" calcext:value-type="float">
            <text:p>1,931850796871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416" calcext:value-type="float">
            <text:p>13416</text:p>
          </table:table-cell>
          <table:table-cell office:value-type="float" office:value="1.92674224698475" calcext:value-type="float">
            <text:p>1,926742246984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16" calcext:value-type="float">
            <text:p>13416</text:p>
          </table:table-cell>
          <table:table-cell office:value-type="float" office:value="1.92674224698475" calcext:value-type="float">
            <text:p>1,926742246984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705" calcext:value-type="float">
            <text:p>13705</text:p>
          </table:table-cell>
          <table:table-cell office:value-type="float" office:value="1.91104221895559" calcext:value-type="float">
            <text:p>1,911042218955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868" calcext:value-type="float">
            <text:p>13868</text:p>
          </table:table-cell>
          <table:table-cell office:value-type="float" office:value="1.89283458430744" calcext:value-type="float">
            <text:p>1,892834584307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868" calcext:value-type="float">
            <text:p>13868</text:p>
          </table:table-cell>
          <table:table-cell office:value-type="float" office:value="1.89283458430744" calcext:value-type="float">
            <text:p>1,892834584307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890" calcext:value-type="float">
            <text:p>13890</text:p>
          </table:table-cell>
          <table:table-cell office:value-type="float" office:value="1.89169593084648" calcext:value-type="float">
            <text:p>1,891695930846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937" calcext:value-type="float">
            <text:p>13937</text:p>
          </table:table-cell>
          <table:table-cell office:value-type="float" office:value="1.88486624146859" calcext:value-type="float">
            <text:p>1,884866241468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968" calcext:value-type="float">
            <text:p>13968</text:p>
          </table:table-cell>
          <table:table-cell office:value-type="float" office:value="1.88097637986519" calcext:value-type="float">
            <text:p>1,88097637986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22" calcext:value-type="float">
            <text:p>14022</text:p>
          </table:table-cell>
          <table:table-cell office:value-type="float" office:value="1.87518696323457" calcext:value-type="float">
            <text:p>1,875186963234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025" calcext:value-type="float">
            <text:p>14025</text:p>
          </table:table-cell>
          <table:table-cell office:value-type="float" office:value="1.87421486009137" calcext:value-type="float">
            <text:p>1,874214860091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067" calcext:value-type="float">
            <text:p>14067</text:p>
          </table:table-cell>
          <table:table-cell office:value-type="float" office:value="1.87471441283277" calcext:value-type="float">
            <text:p>1,874714412832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100" calcext:value-type="float">
            <text:p>14100</text:p>
          </table:table-cell>
          <table:table-cell office:value-type="float" office:value="1.87310297290816" calcext:value-type="float">
            <text:p>1,873102972908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143" calcext:value-type="float">
            <text:p>14143</text:p>
          </table:table-cell>
          <table:table-cell office:value-type="float" office:value="1.87084348089075" calcext:value-type="float">
            <text:p>1,870843480890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138" calcext:value-type="float">
            <text:p>14138</text:p>
          </table:table-cell>
          <table:table-cell office:value-type="float" office:value="1.87231797677205" calcext:value-type="float">
            <text:p>1,872317976772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138" calcext:value-type="float">
            <text:p>14138</text:p>
          </table:table-cell>
          <table:table-cell office:value-type="float" office:value="1.87231797677205" calcext:value-type="float">
            <text:p>1,872317976772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141" calcext:value-type="float">
            <text:p>14141</text:p>
          </table:table-cell>
          <table:table-cell office:value-type="float" office:value="1.87135682791333" calcext:value-type="float">
            <text:p>1,87135682791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144" calcext:value-type="float">
            <text:p>14144</text:p>
          </table:table-cell>
          <table:table-cell office:value-type="float" office:value="1.87039666535412" calcext:value-type="float">
            <text:p>1,870396665354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152" calcext:value-type="float">
            <text:p>14152</text:p>
          </table:table-cell>
          <table:table-cell office:value-type="float" office:value="1.86853078536026" calcext:value-type="float">
            <text:p>1,868530785360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214" calcext:value-type="float">
            <text:p>14214</text:p>
          </table:table-cell>
          <table:table-cell office:value-type="float" office:value="1.865833817089" calcext:value-type="float">
            <text:p>1,8658338170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300" calcext:value-type="float">
            <text:p>14300</text:p>
          </table:table-cell>
          <table:table-cell office:value-type="float" office:value="1.85956509319151" calcext:value-type="float">
            <text:p>1,859565093191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333" calcext:value-type="float">
            <text:p>14333</text:p>
          </table:table-cell>
          <table:table-cell office:value-type="float" office:value="1.85616920192842" calcext:value-type="float">
            <text:p>1,856169201928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333" calcext:value-type="float">
            <text:p>14333</text:p>
          </table:table-cell>
          <table:table-cell office:value-type="float" office:value="1.85616920192842" calcext:value-type="float">
            <text:p>1,856169201928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344" calcext:value-type="float">
            <text:p>14344</text:p>
          </table:table-cell>
          <table:table-cell office:value-type="float" office:value="1.85473288502847" calcext:value-type="float">
            <text:p>1,854732885028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8" calcext:value-type="float">
            <text:p>14438</text:p>
          </table:table-cell>
          <table:table-cell office:value-type="float" office:value="1.84779501286851" calcext:value-type="float">
            <text:p>1,847795012868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8" calcext:value-type="float">
            <text:p>14438</text:p>
          </table:table-cell>
          <table:table-cell office:value-type="float" office:value="1.84779501286851" calcext:value-type="float">
            <text:p>1,847795012868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70" calcext:value-type="float">
            <text:p>14570</text:p>
          </table:table-cell>
          <table:table-cell office:value-type="float" office:value="1.84468860697711" calcext:value-type="float">
            <text:p>1,844688606977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70" calcext:value-type="float">
            <text:p>14570</text:p>
          </table:table-cell>
          <table:table-cell office:value-type="float" office:value="1.84468860697711" calcext:value-type="float">
            <text:p>1,844688606977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70" calcext:value-type="float">
            <text:p>14570</text:p>
          </table:table-cell>
          <table:table-cell office:value-type="float" office:value="1.84468860697711" calcext:value-type="float">
            <text:p>1,844688606977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619" calcext:value-type="float">
            <text:p>14619</text:p>
          </table:table-cell>
          <table:table-cell office:value-type="float" office:value="1.84246425832706" calcext:value-type="float">
            <text:p>1,842464258327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709" calcext:value-type="float">
            <text:p>14709</text:p>
          </table:table-cell>
          <table:table-cell office:value-type="float" office:value="1.83890339081368" calcext:value-type="float">
            <text:p>1,838903390813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757" calcext:value-type="float">
            <text:p>14757</text:p>
          </table:table-cell>
          <table:table-cell office:value-type="float" office:value="1.83395030520914" calcext:value-type="float">
            <text:p>1,833950305209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803" calcext:value-type="float">
            <text:p>14803</text:p>
          </table:table-cell>
          <table:table-cell office:value-type="float" office:value="1.83145687215453" calcext:value-type="float">
            <text:p>1,831456872154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800" calcext:value-type="float">
            <text:p>14800</text:p>
          </table:table-cell>
          <table:table-cell office:value-type="float" office:value="1.83233822772342" calcext:value-type="float">
            <text:p>1,832338227723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800" calcext:value-type="float">
            <text:p>14800</text:p>
          </table:table-cell>
          <table:table-cell office:value-type="float" office:value="1.83233822772342" calcext:value-type="float">
            <text:p>1,832338227723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848" calcext:value-type="float">
            <text:p>14848</text:p>
          </table:table-cell>
          <table:table-cell office:value-type="float" office:value="1.82659626527864" calcext:value-type="float">
            <text:p>1,826596265278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848" calcext:value-type="float">
            <text:p>14848</text:p>
          </table:table-cell>
          <table:table-cell office:value-type="float" office:value="1.82659626527864" calcext:value-type="float">
            <text:p>1,826596265278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914" calcext:value-type="float">
            <text:p>14914</text:p>
          </table:table-cell>
          <table:table-cell office:value-type="float" office:value="1.81784690840955" calcext:value-type="float">
            <text:p>1,817846908409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965" calcext:value-type="float">
            <text:p>14965</text:p>
          </table:table-cell>
          <table:table-cell office:value-type="float" office:value="1.81519306713469" calcext:value-type="float">
            <text:p>1,815193067134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049" calcext:value-type="float">
            <text:p>15049</text:p>
          </table:table-cell>
          <table:table-cell office:value-type="float" office:value="1.81212352268394" calcext:value-type="float">
            <text:p>1,812123522683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095" calcext:value-type="float">
            <text:p>15095</text:p>
          </table:table-cell>
          <table:table-cell office:value-type="float" office:value="1.80895357872101" calcext:value-type="float">
            <text:p>1,808953578721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094" calcext:value-type="float">
            <text:p>15094</text:p>
          </table:table-cell>
          <table:table-cell office:value-type="float" office:value="1.80933088915884" calcext:value-type="float">
            <text:p>1,809330889158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093" calcext:value-type="float">
            <text:p>15093</text:p>
          </table:table-cell>
          <table:table-cell office:value-type="float" office:value="1.80970855172961" calcext:value-type="float">
            <text:p>1,809708551729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162" calcext:value-type="float">
            <text:p>15162</text:p>
          </table:table-cell>
          <table:table-cell office:value-type="float" office:value="1.80416303126266" calcext:value-type="float">
            <text:p>1,804163031262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159" calcext:value-type="float">
            <text:p>15159</text:p>
          </table:table-cell>
          <table:table-cell office:value-type="float" office:value="1.80499906603155" calcext:value-type="float">
            <text:p>1,804999066031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162" calcext:value-type="float">
            <text:p>15162</text:p>
          </table:table-cell>
          <table:table-cell office:value-type="float" office:value="1.80416303126266" calcext:value-type="float">
            <text:p>1,804163031262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237" calcext:value-type="float">
            <text:p>15237</text:p>
          </table:table-cell>
          <table:table-cell office:value-type="float" office:value="1.80020574370822" calcext:value-type="float">
            <text:p>1,800205743708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257" calcext:value-type="float">
            <text:p>15257</text:p>
          </table:table-cell>
          <table:table-cell office:value-type="float" office:value="1.79833399148317" calcext:value-type="float">
            <text:p>1,798333991483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329" calcext:value-type="float">
            <text:p>15329</text:p>
          </table:table-cell>
          <table:table-cell office:value-type="float" office:value="1.79248210276611" calcext:value-type="float">
            <text:p>1,792482102766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467" calcext:value-type="float">
            <text:p>15467</text:p>
          </table:table-cell>
          <table:table-cell office:value-type="float" office:value="1.78840351979885" calcext:value-type="float">
            <text:p>1,788403519798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542" calcext:value-type="float">
            <text:p>15542</text:p>
          </table:table-cell>
          <table:table-cell office:value-type="float" office:value="1.780676391196" calcext:value-type="float">
            <text:p>1,7806763911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597" calcext:value-type="float">
            <text:p>15597</text:p>
          </table:table-cell>
          <table:table-cell office:value-type="float" office:value="1.77404784485127" calcext:value-type="float">
            <text:p>1,774047844851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594" calcext:value-type="float">
            <text:p>15594</text:p>
          </table:table-cell>
          <table:table-cell office:value-type="float" office:value="1.77483456229909" calcext:value-type="float">
            <text:p>1,774834562299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642" calcext:value-type="float">
            <text:p>15642</text:p>
          </table:table-cell>
          <table:table-cell office:value-type="float" office:value="1.77299730188729" calcext:value-type="float">
            <text:p>1,772997301887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730" calcext:value-type="float">
            <text:p>15730</text:p>
          </table:table-cell>
          <table:table-cell office:value-type="float" office:value="1.77083142000944" calcext:value-type="float">
            <text:p>1,770831420009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771" calcext:value-type="float">
            <text:p>15771</text:p>
          </table:table-cell>
          <table:table-cell office:value-type="float" office:value="1.76827617634302" calcext:value-type="float">
            <text:p>1,768276176343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826" calcext:value-type="float">
            <text:p>15826</text:p>
          </table:table-cell>
          <table:table-cell office:value-type="float" office:value="1.76493596225141" calcext:value-type="float">
            <text:p>1,764935962251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909" calcext:value-type="float">
            <text:p>15909</text:p>
          </table:table-cell>
          <table:table-cell office:value-type="float" office:value="1.76537473290865" calcext:value-type="float">
            <text:p>1,765374732908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909" calcext:value-type="float">
            <text:p>15909</text:p>
          </table:table-cell>
          <table:table-cell office:value-type="float" office:value="1.76537473290865" calcext:value-type="float">
            <text:p>1,765374732908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929" calcext:value-type="float">
            <text:p>15929</text:p>
          </table:table-cell>
          <table:table-cell office:value-type="float" office:value="1.76521326204497" calcext:value-type="float">
            <text:p>1,765213262044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977" calcext:value-type="float">
            <text:p>15977</text:p>
          </table:table-cell>
          <table:table-cell office:value-type="float" office:value="1.76118548661239" calcext:value-type="float">
            <text:p>1,761185486612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019" calcext:value-type="float">
            <text:p>16019</text:p>
          </table:table-cell>
          <table:table-cell office:value-type="float" office:value="1.75882426173993" calcext:value-type="float">
            <text:p>1,758824261739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159" calcext:value-type="float">
            <text:p>16159</text:p>
          </table:table-cell>
          <table:table-cell office:value-type="float" office:value="1.75628160114666" calcext:value-type="float">
            <text:p>1,756281601146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161" calcext:value-type="float">
            <text:p>16161</text:p>
          </table:table-cell>
          <table:table-cell office:value-type="float" office:value="1.75574576666632" calcext:value-type="float">
            <text:p>1,755745766666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164" calcext:value-type="float">
            <text:p>16164</text:p>
          </table:table-cell>
          <table:table-cell office:value-type="float" office:value="1.7550018065957" calcext:value-type="float">
            <text:p>1,75500180659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270" calcext:value-type="float">
            <text:p>16270</text:p>
          </table:table-cell>
          <table:table-cell office:value-type="float" office:value="1.75195183306123" calcext:value-type="float">
            <text:p>1,751951833061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294" calcext:value-type="float">
            <text:p>16294</text:p>
          </table:table-cell>
          <table:table-cell office:value-type="float" office:value="1.75075519613962" calcext:value-type="float">
            <text:p>1,750755196139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346" calcext:value-type="float">
            <text:p>16346</text:p>
          </table:table-cell>
          <table:table-cell office:value-type="float" office:value="1.74951894576233" calcext:value-type="float">
            <text:p>1,749518945762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408" calcext:value-type="float">
            <text:p>16408</text:p>
          </table:table-cell>
          <table:table-cell office:value-type="float" office:value="1.74423351063999" calcext:value-type="float">
            <text:p>1,744233510639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408" calcext:value-type="float">
            <text:p>16408</text:p>
          </table:table-cell>
          <table:table-cell office:value-type="float" office:value="1.74423351063999" calcext:value-type="float">
            <text:p>1,744233510639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438" calcext:value-type="float">
            <text:p>16438</text:p>
          </table:table-cell>
          <table:table-cell office:value-type="float" office:value="1.7407949743846" calcext:value-type="float">
            <text:p>1,74079497438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486" calcext:value-type="float">
            <text:p>16486</text:p>
          </table:table-cell>
          <table:table-cell office:value-type="float" office:value="1.73849102205533" calcext:value-type="float">
            <text:p>1,738491022055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554" calcext:value-type="float">
            <text:p>16554</text:p>
          </table:table-cell>
          <table:table-cell office:value-type="float" office:value="1.73395770689806" calcext:value-type="float">
            <text:p>1,733957706898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551" calcext:value-type="float">
            <text:p>16551</text:p>
          </table:table-cell>
          <table:table-cell office:value-type="float" office:value="1.73466747263973" calcext:value-type="float">
            <text:p>1,734667472639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649" calcext:value-type="float">
            <text:p>16649</text:p>
          </table:table-cell>
          <table:table-cell office:value-type="float" office:value="1.72967239882209" calcext:value-type="float">
            <text:p>1,729672398822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649" calcext:value-type="float">
            <text:p>16649</text:p>
          </table:table-cell>
          <table:table-cell office:value-type="float" office:value="1.72967239882209" calcext:value-type="float">
            <text:p>1,729672398822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652" calcext:value-type="float">
            <text:p>16652</text:p>
          </table:table-cell>
          <table:table-cell office:value-type="float" office:value="1.72897070616537" calcext:value-type="float">
            <text:p>1,728970706165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655" calcext:value-type="float">
            <text:p>16655</text:p>
          </table:table-cell>
          <table:table-cell office:value-type="float" office:value="1.72826958260244" calcext:value-type="float">
            <text:p>1,728269582602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659" calcext:value-type="float">
            <text:p>16659</text:p>
          </table:table-cell>
          <table:table-cell office:value-type="float" office:value="1.7272679444172" calcext:value-type="float">
            <text:p>1,72726794441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692" calcext:value-type="float">
            <text:p>16692</text:p>
          </table:table-cell>
          <table:table-cell office:value-type="float" office:value="1.72705999993729" calcext:value-type="float">
            <text:p>1,727059999937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870" calcext:value-type="float">
            <text:p>16870</text:p>
          </table:table-cell>
          <table:table-cell office:value-type="float" office:value="1.72179946423156" calcext:value-type="float">
            <text:p>1,721799464231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873" calcext:value-type="float">
            <text:p>16873</text:p>
          </table:table-cell>
          <table:table-cell office:value-type="float" office:value="1.72111266747678" calcext:value-type="float">
            <text:p>1,7211126674767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975" calcext:value-type="float">
            <text:p>16975</text:p>
          </table:table-cell>
          <table:table-cell office:value-type="float" office:value="1.71878578555528" calcext:value-type="float">
            <text:p>1,718785785555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974" calcext:value-type="float">
            <text:p>16974</text:p>
          </table:table-cell>
          <table:table-cell office:value-type="float" office:value="1.71867436946398" calcext:value-type="float">
            <text:p>1,718674369463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007" calcext:value-type="float">
            <text:p>17007</text:p>
          </table:table-cell>
          <table:table-cell office:value-type="float" office:value="1.71780877531634" calcext:value-type="float">
            <text:p>1,717808775316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066" calcext:value-type="float">
            <text:p>17066</text:p>
          </table:table-cell>
          <table:table-cell office:value-type="float" office:value="1.7147375223672" calcext:value-type="float">
            <text:p>1,714737522367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061" calcext:value-type="float">
            <text:p>17061</text:p>
          </table:table-cell>
          <table:table-cell office:value-type="float" office:value="1.71580547575916" calcext:value-type="float">
            <text:p>1,715805475759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064" calcext:value-type="float">
            <text:p>17064</text:p>
          </table:table-cell>
          <table:table-cell office:value-type="float" office:value="1.71513075870224" calcext:value-type="float">
            <text:p>1,715130758702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096" calcext:value-type="float">
            <text:p>17096</text:p>
          </table:table-cell>
          <table:table-cell office:value-type="float" office:value="1.71418340069519" calcext:value-type="float">
            <text:p>1,714183400695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194" calcext:value-type="float">
            <text:p>17194</text:p>
          </table:table-cell>
          <table:table-cell office:value-type="float" office:value="1.71155965851609" calcext:value-type="float">
            <text:p>1,7115596585160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271" calcext:value-type="float">
            <text:p>17271</text:p>
          </table:table-cell>
          <table:table-cell office:value-type="float" office:value="1.70763358893127" calcext:value-type="float">
            <text:p>1,707633588931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293" calcext:value-type="float">
            <text:p>17293</text:p>
          </table:table-cell>
          <table:table-cell office:value-type="float" office:value="1.70576830983805" calcext:value-type="float">
            <text:p>1,705768309838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296" calcext:value-type="float">
            <text:p>17296</text:p>
          </table:table-cell>
          <table:table-cell office:value-type="float" office:value="1.70510996622175" calcext:value-type="float">
            <text:p>1,705109966221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351" calcext:value-type="float">
            <text:p>17351</text:p>
          </table:table-cell>
          <table:table-cell office:value-type="float" office:value="1.70310405233897" calcext:value-type="float">
            <text:p>1,703104052338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383" calcext:value-type="float">
            <text:p>17383</text:p>
          </table:table-cell>
          <table:table-cell office:value-type="float" office:value="1.69764922110066" calcext:value-type="float">
            <text:p>1,6976492211006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500" calcext:value-type="float">
            <text:p>17500</text:p>
          </table:table-cell>
          <table:table-cell office:value-type="float" office:value="1.69698033604487" calcext:value-type="float">
            <text:p>1,696980336044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541" calcext:value-type="float">
            <text:p>17541</text:p>
          </table:table-cell>
          <table:table-cell office:value-type="float" office:value="1.69501904242144" calcext:value-type="float">
            <text:p>1,695019042421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657" calcext:value-type="float">
            <text:p>17657</text:p>
          </table:table-cell>
          <table:table-cell office:value-type="float" office:value="1.69046912891011" calcext:value-type="float">
            <text:p>1,6904691289101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660" calcext:value-type="float">
            <text:p>17660</text:p>
          </table:table-cell>
          <table:table-cell office:value-type="float" office:value="1.68983528221761" calcext:value-type="float">
            <text:p>1,689835282217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724" calcext:value-type="float">
            <text:p>17724</text:p>
          </table:table-cell>
          <table:table-cell office:value-type="float" office:value="1.6881458139824" calcext:value-type="float">
            <text:p>1,68814581398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794" calcext:value-type="float">
            <text:p>17794</text:p>
          </table:table-cell>
          <table:table-cell office:value-type="float" office:value="1.68514154336651" calcext:value-type="float">
            <text:p>1,685141543366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826" calcext:value-type="float">
            <text:p>17826</text:p>
          </table:table-cell>
          <table:table-cell office:value-type="float" office:value="1.68182222145771" calcext:value-type="float">
            <text:p>1,6818222214577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870" calcext:value-type="float">
            <text:p>17870</text:p>
          </table:table-cell>
          <table:table-cell office:value-type="float" office:value="1.67776103945012" calcext:value-type="float">
            <text:p>1,677761039450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7875" calcext:value-type="float">
            <text:p>17875</text:p>
          </table:table-cell>
          <table:table-cell office:value-type="float" office:value="1.67697953819088" calcext:value-type="float">
            <text:p>1,676979538190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7948" calcext:value-type="float">
            <text:p>17948</text:p>
          </table:table-cell>
          <table:table-cell office:value-type="float" office:value="1.67312661498705" calcext:value-type="float">
            <text:p>1,673126614987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987" calcext:value-type="float">
            <text:p>17987</text:p>
          </table:table-cell>
          <table:table-cell office:value-type="float" office:value="1.66992109785726" calcext:value-type="float">
            <text:p>1,669921097857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8029" calcext:value-type="float">
            <text:p>18029</text:p>
          </table:table-cell>
          <table:table-cell office:value-type="float" office:value="1.6676135165456" calcext:value-type="float">
            <text:p>1,667613516545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32" calcext:value-type="float">
            <text:p>18032</text:p>
          </table:table-cell>
          <table:table-cell office:value-type="float" office:value="1.66700887060051" calcext:value-type="float">
            <text:p>1,6670088706005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86" calcext:value-type="float">
            <text:p>18086</text:p>
          </table:table-cell>
          <table:table-cell office:value-type="float" office:value="1.66458525732514" calcext:value-type="float">
            <text:p>1,664585257325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094" calcext:value-type="float">
            <text:p>18094</text:p>
          </table:table-cell>
          <table:table-cell office:value-type="float" office:value="1.66469511188693" calcext:value-type="float">
            <text:p>1,6646951118869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097" calcext:value-type="float">
            <text:p>18097</text:p>
          </table:table-cell>
          <table:table-cell office:value-type="float" office:value="1.66409457252478" calcext:value-type="float">
            <text:p>1,664094572524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097" calcext:value-type="float">
            <text:p>18097</text:p>
          </table:table-cell>
          <table:table-cell office:value-type="float" office:value="1.66409457252478" calcext:value-type="float">
            <text:p>1,6640945725247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161" calcext:value-type="float">
            <text:p>18161</text:p>
          </table:table-cell>
          <table:table-cell office:value-type="float" office:value="1.66377501546484" calcext:value-type="float">
            <text:p>1,6637750154648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201" calcext:value-type="float">
            <text:p>18201</text:p>
          </table:table-cell>
          <table:table-cell office:value-type="float" office:value="1.6589653269898" calcext:value-type="float">
            <text:p>1,658965326989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243" calcext:value-type="float">
            <text:p>18243</text:p>
          </table:table-cell>
          <table:table-cell office:value-type="float" office:value="1.6591021640135" calcext:value-type="float">
            <text:p>1,659102164013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372" calcext:value-type="float">
            <text:p>18372</text:p>
          </table:table-cell>
          <table:table-cell office:value-type="float" office:value="1.65683336763392" calcext:value-type="float">
            <text:p>1,6568333676339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456" calcext:value-type="float">
            <text:p>18456</text:p>
          </table:table-cell>
          <table:table-cell office:value-type="float" office:value="1.65711268317605" calcext:value-type="float">
            <text:p>1,657112683176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504" calcext:value-type="float">
            <text:p>18504</text:p>
          </table:table-cell>
          <table:table-cell office:value-type="float" office:value="1.65369917040661" calcext:value-type="float">
            <text:p>1,6536991704066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507" calcext:value-type="float">
            <text:p>18507</text:p>
          </table:table-cell>
          <table:table-cell office:value-type="float" office:value="1.6531191286071" calcext:value-type="float">
            <text:p>1,65311912860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530" calcext:value-type="float">
            <text:p>18530</text:p>
          </table:table-cell>
          <table:table-cell office:value-type="float" office:value="1.65336492234478" calcext:value-type="float">
            <text:p>1,653364922344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559" calcext:value-type="float">
            <text:p>18559</text:p>
          </table:table-cell>
          <table:table-cell office:value-type="float" office:value="1.65354831535033" calcext:value-type="float">
            <text:p>1,653548315350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633" calcext:value-type="float">
            <text:p>18633</text:p>
          </table:table-cell>
          <table:table-cell office:value-type="float" office:value="1.65125452960871" calcext:value-type="float">
            <text:p>1,6512545296087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695" calcext:value-type="float">
            <text:p>18695</text:p>
          </table:table-cell>
          <table:table-cell office:value-type="float" office:value="1.64796189525218" calcext:value-type="float">
            <text:p>1,647961895252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694" calcext:value-type="float">
            <text:p>18694</text:p>
          </table:table-cell>
          <table:table-cell office:value-type="float" office:value="1.64783995617883" calcext:value-type="float">
            <text:p>1,6478399561788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752" calcext:value-type="float">
            <text:p>18752</text:p>
          </table:table-cell>
          <table:table-cell office:value-type="float" office:value="1.64594313462806" calcext:value-type="float">
            <text:p>1,645943134628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755" calcext:value-type="float">
            <text:p>18755</text:p>
          </table:table-cell>
          <table:table-cell office:value-type="float" office:value="1.64537556802991" calcext:value-type="float">
            <text:p>1,645375568029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833" calcext:value-type="float">
            <text:p>18833</text:p>
          </table:table-cell>
          <table:table-cell office:value-type="float" office:value="1.64631849543139" calcext:value-type="float">
            <text:p>1,646318495431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914" calcext:value-type="float">
            <text:p>18914</text:p>
          </table:table-cell>
          <table:table-cell office:value-type="float" office:value="1.6446915788776" calcext:value-type="float">
            <text:p>1,644691578877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914" calcext:value-type="float">
            <text:p>18914</text:p>
          </table:table-cell>
          <table:table-cell office:value-type="float" office:value="1.6446915788776" calcext:value-type="float">
            <text:p>1,64469157887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937" calcext:value-type="float">
            <text:p>18937</text:p>
          </table:table-cell>
          <table:table-cell office:value-type="float" office:value="1.64493979539964" calcext:value-type="float">
            <text:p>1,644939795399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072" calcext:value-type="float">
            <text:p>19072</text:p>
          </table:table-cell>
          <table:table-cell office:value-type="float" office:value="1.64337867337045" calcext:value-type="float">
            <text:p>1,643378673370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143" calcext:value-type="float">
            <text:p>19143</text:p>
          </table:table-cell>
          <table:table-cell office:value-type="float" office:value="1.64151273906163" calcext:value-type="float">
            <text:p>1,6415127390616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9142" calcext:value-type="float">
            <text:p>19142</text:p>
          </table:table-cell>
          <table:table-cell office:value-type="float" office:value="1.64139179194256" calcext:value-type="float">
            <text:p>1,641391791942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142" calcext:value-type="float">
            <text:p>19142</text:p>
          </table:table-cell>
          <table:table-cell office:value-type="float" office:value="1.64139179194256" calcext:value-type="float">
            <text:p>1,641391791942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145" calcext:value-type="float">
            <text:p>19145</text:p>
          </table:table-cell>
          <table:table-cell office:value-type="float" office:value="1.64083820280531" calcext:value-type="float">
            <text:p>1,6408382028053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146" calcext:value-type="float">
            <text:p>19146</text:p>
          </table:table-cell>
          <table:table-cell office:value-type="float" office:value="1.64036796876222" calcext:value-type="float">
            <text:p>1,640367968762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9146" calcext:value-type="float">
            <text:p>19146</text:p>
          </table:table-cell>
          <table:table-cell office:value-type="float" office:value="1.64036796876222" calcext:value-type="float">
            <text:p>1,640367968762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198" calcext:value-type="float">
            <text:p>19198</text:p>
          </table:table-cell>
          <table:table-cell office:value-type="float" office:value="1.63970751091131" calcext:value-type="float">
            <text:p>1,6397075109113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195" calcext:value-type="float">
            <text:p>19195</text:p>
          </table:table-cell>
          <table:table-cell office:value-type="float" office:value="1.64025885842675" calcext:value-type="float">
            <text:p>1,640258858426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198" calcext:value-type="float">
            <text:p>19198</text:p>
          </table:table-cell>
          <table:table-cell office:value-type="float" office:value="1.63970751091131" calcext:value-type="float">
            <text:p>1,639707510911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201" calcext:value-type="float">
            <text:p>19201</text:p>
          </table:table-cell>
          <table:table-cell office:value-type="float" office:value="1.63915653392512" calcext:value-type="float">
            <text:p>1,639156533925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286" calcext:value-type="float">
            <text:p>19286</text:p>
          </table:table-cell>
          <table:table-cell office:value-type="float" office:value="1.63683608005239" calcext:value-type="float">
            <text:p>1,6368360800523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286" calcext:value-type="float">
            <text:p>19286</text:p>
          </table:table-cell>
          <table:table-cell office:value-type="float" office:value="1.63683608005239" calcext:value-type="float">
            <text:p>1,6368360800523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355" calcext:value-type="float">
            <text:p>19355</text:p>
          </table:table-cell>
          <table:table-cell office:value-type="float" office:value="1.63540683490896" calcext:value-type="float">
            <text:p>1,6354068349089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421" calcext:value-type="float">
            <text:p>19421</text:p>
          </table:table-cell>
          <table:table-cell office:value-type="float" office:value="1.63428665731705" calcext:value-type="float">
            <text:p>1,634286657317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671" calcext:value-type="float">
            <text:p>19671</text:p>
          </table:table-cell>
          <table:table-cell office:value-type="float" office:value="1.62717762774024" calcext:value-type="float">
            <text:p>1,6271776277402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705" calcext:value-type="float">
            <text:p>19705</text:p>
          </table:table-cell>
          <table:table-cell office:value-type="float" office:value="1.62566667422459" calcext:value-type="float">
            <text:p>1,625666674224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777" calcext:value-type="float">
            <text:p>19777</text:p>
          </table:table-cell>
          <table:table-cell office:value-type="float" office:value="1.62351141229677" calcext:value-type="float">
            <text:p>1,6235114122967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9814" calcext:value-type="float">
            <text:p>19814</text:p>
          </table:table-cell>
          <table:table-cell office:value-type="float" office:value="1.62069090427615" calcext:value-type="float">
            <text:p>1,620690904276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814" calcext:value-type="float">
            <text:p>19814</text:p>
          </table:table-cell>
          <table:table-cell office:value-type="float" office:value="1.62069090427615" calcext:value-type="float">
            <text:p>1,620690904276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879" calcext:value-type="float">
            <text:p>19879</text:p>
          </table:table-cell>
          <table:table-cell office:value-type="float" office:value="1.62010338406692" calcext:value-type="float">
            <text:p>1,6201033840669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882" calcext:value-type="float">
            <text:p>19882</text:p>
          </table:table-cell>
          <table:table-cell office:value-type="float" office:value="1.61958328667236" calcext:value-type="float">
            <text:p>1,619583286672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882" calcext:value-type="float">
            <text:p>19882</text:p>
          </table:table-cell>
          <table:table-cell office:value-type="float" office:value="1.61958328667236" calcext:value-type="float">
            <text:p>1,619583286672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928" calcext:value-type="float">
            <text:p>19928</text:p>
          </table:table-cell>
          <table:table-cell office:value-type="float" office:value="1.61802356589144" calcext:value-type="float">
            <text:p>1,618023565891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928" calcext:value-type="float">
            <text:p>19928</text:p>
          </table:table-cell>
          <table:table-cell office:value-type="float" office:value="1.61802356589144" calcext:value-type="float">
            <text:p>1,6180235658914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928" calcext:value-type="float">
            <text:p>19928</text:p>
          </table:table-cell>
          <table:table-cell office:value-type="float" office:value="1.61802356589144" calcext:value-type="float">
            <text:p>1,618023565891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928" calcext:value-type="float">
            <text:p>19928</text:p>
          </table:table-cell>
          <table:table-cell office:value-type="float" office:value="1.61802356589144" calcext:value-type="float">
            <text:p>1,618023565891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976" calcext:value-type="float">
            <text:p>19976</text:p>
          </table:table-cell>
          <table:table-cell office:value-type="float" office:value="1.61663081240801" calcext:value-type="float">
            <text:p>1,616630812408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058" calcext:value-type="float">
            <text:p>20058</text:p>
          </table:table-cell>
          <table:table-cell office:value-type="float" office:value="1.61380265380328" calcext:value-type="float">
            <text:p>1,613802653803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058" calcext:value-type="float">
            <text:p>20058</text:p>
          </table:table-cell>
          <table:table-cell office:value-type="float" office:value="1.61380265380328" calcext:value-type="float">
            <text:p>1,6138026538032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153" calcext:value-type="float">
            <text:p>20153</text:p>
          </table:table-cell>
          <table:table-cell office:value-type="float" office:value="1.61456144990129" calcext:value-type="float">
            <text:p>1,614561449901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214" calcext:value-type="float">
            <text:p>20214</text:p>
          </table:table-cell>
          <table:table-cell office:value-type="float" office:value="1.61420501142285" calcext:value-type="float">
            <text:p>1,6142050114228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217" calcext:value-type="float">
            <text:p>20217</text:p>
          </table:table-cell>
          <table:table-cell office:value-type="float" office:value="1.61369692045293" calcext:value-type="float">
            <text:p>1,613696920452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216" calcext:value-type="float">
            <text:p>20216</text:p>
          </table:table-cell>
          <table:table-cell office:value-type="float" office:value="1.61357528850093" calcext:value-type="float">
            <text:p>1,6135752885009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216" calcext:value-type="float">
            <text:p>20216</text:p>
          </table:table-cell>
          <table:table-cell office:value-type="float" office:value="1.61357528850093" calcext:value-type="float">
            <text:p>1,6135752885009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219" calcext:value-type="float">
            <text:p>20219</text:p>
          </table:table-cell>
          <table:table-cell office:value-type="float" office:value="1.61306739574409" calcext:value-type="float">
            <text:p>1,6130673957440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389" calcext:value-type="float">
            <text:p>20389</text:p>
          </table:table-cell>
          <table:table-cell office:value-type="float" office:value="1.61002062996269" calcext:value-type="float">
            <text:p>1,6100206299626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388" calcext:value-type="float">
            <text:p>20388</text:p>
          </table:table-cell>
          <table:table-cell office:value-type="float" office:value="1.61021078601941" calcext:value-type="float">
            <text:p>1,610210786019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425" calcext:value-type="float">
            <text:p>20425</text:p>
          </table:table-cell>
          <table:table-cell office:value-type="float" office:value="1.61053930616171" calcext:value-type="float">
            <text:p>1,610539306161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479" calcext:value-type="float">
            <text:p>20479</text:p>
          </table:table-cell>
          <table:table-cell office:value-type="float" office:value="1.60816909124984" calcext:value-type="float">
            <text:p>1,608169091249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566" calcext:value-type="float">
            <text:p>20566</text:p>
          </table:table-cell>
          <table:table-cell office:value-type="float" office:value="1.60683722364888" calcext:value-type="float">
            <text:p>1,606837223648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569" calcext:value-type="float">
            <text:p>20569</text:p>
          </table:table-cell>
          <table:table-cell office:value-type="float" office:value="1.60634174501069" calcext:value-type="float">
            <text:p>1,6063417450106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841" calcext:value-type="float">
            <text:p>20841</text:p>
          </table:table-cell>
          <table:table-cell office:value-type="float" office:value="1.60179478309161" calcext:value-type="float">
            <text:p>1,6017947830916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58" calcext:value-type="float">
            <text:p>20858</text:p>
          </table:table-cell>
          <table:table-cell office:value-type="float" office:value="1.60063538164016" calcext:value-type="float">
            <text:p>1,600635381640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894" calcext:value-type="float">
            <text:p>20894</text:p>
          </table:table-cell>
          <table:table-cell office:value-type="float" office:value="1.60041046570262" calcext:value-type="float">
            <text:p>1,6004104657026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960" calcext:value-type="float">
            <text:p>20960</text:p>
          </table:table-cell>
          <table:table-cell office:value-type="float" office:value="1.60000023377373" calcext:value-type="float">
            <text:p>1,6000002337737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983" calcext:value-type="float">
            <text:p>20983</text:p>
          </table:table-cell>
          <table:table-cell office:value-type="float" office:value="1.59881445752765" calcext:value-type="float">
            <text:p>1,598814457527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983" calcext:value-type="float">
            <text:p>20983</text:p>
          </table:table-cell>
          <table:table-cell office:value-type="float" office:value="1.59881445752765" calcext:value-type="float">
            <text:p>1,598814457527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86" calcext:value-type="float">
            <text:p>20986</text:p>
          </table:table-cell>
          <table:table-cell office:value-type="float" office:value="1.59941650448731" calcext:value-type="float">
            <text:p>1,5994165044873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40" calcext:value-type="float">
            <text:p>21040</text:p>
          </table:table-cell>
          <table:table-cell office:value-type="float" office:value="1.59620986682088" calcext:value-type="float">
            <text:p>1,5962098668208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74" calcext:value-type="float">
            <text:p>21074</text:p>
          </table:table-cell>
          <table:table-cell office:value-type="float" office:value="1.59298911395507" calcext:value-type="float">
            <text:p>1,592989113955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50" calcext:value-type="float">
            <text:p>21150</text:p>
          </table:table-cell>
          <table:table-cell office:value-type="float" office:value="1.59476495948529" calcext:value-type="float">
            <text:p>1,5947649594852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183" calcext:value-type="float">
            <text:p>21183</text:p>
          </table:table-cell>
          <table:table-cell office:value-type="float" office:value="1.59291386274967" calcext:value-type="float">
            <text:p>1,5929138627496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199" calcext:value-type="float">
            <text:p>21199</text:p>
          </table:table-cell>
          <table:table-cell office:value-type="float" office:value="1.5912473447543" calcext:value-type="float">
            <text:p>1,591247344754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265" calcext:value-type="float">
            <text:p>21265</text:p>
          </table:table-cell>
          <table:table-cell office:value-type="float" office:value="1.59181609954393" calcext:value-type="float">
            <text:p>1,5918160995439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264" calcext:value-type="float">
            <text:p>21264</text:p>
          </table:table-cell>
          <table:table-cell office:value-type="float" office:value="1.5919911930645" calcext:value-type="float">
            <text:p>1,591991193064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320" calcext:value-type="float">
            <text:p>21320</text:p>
          </table:table-cell>
          <table:table-cell office:value-type="float" office:value="1.59183038604144" calcext:value-type="float">
            <text:p>1,5918303860414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373" calcext:value-type="float">
            <text:p>21373</text:p>
          </table:table-cell>
          <table:table-cell office:value-type="float" office:value="1.58958193766545" calcext:value-type="float">
            <text:p>1,5895819376654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439" calcext:value-type="float">
            <text:p>21439</text:p>
          </table:table-cell>
          <table:table-cell office:value-type="float" office:value="1.58642934717297" calcext:value-type="float">
            <text:p>1,5864293471729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479" calcext:value-type="float">
            <text:p>21479</text:p>
          </table:table-cell>
          <table:table-cell office:value-type="float" office:value="1.5860615584427" calcext:value-type="float">
            <text:p>1,586061558442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1482" calcext:value-type="float">
            <text:p>21482</text:p>
          </table:table-cell>
          <table:table-cell office:value-type="float" office:value="1.585598745032" calcext:value-type="float">
            <text:p>1,58559874503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1529" calcext:value-type="float">
            <text:p>21529</text:p>
          </table:table-cell>
          <table:table-cell office:value-type="float" office:value="1.58342969720327" calcext:value-type="float">
            <text:p>1,583429697203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532" calcext:value-type="float">
            <text:p>21532</text:p>
          </table:table-cell>
          <table:table-cell office:value-type="float" office:value="1.58296939787269" calcext:value-type="float">
            <text:p>1,5829693978726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1535" calcext:value-type="float">
            <text:p>21535</text:p>
          </table:table-cell>
          <table:table-cell office:value-type="float" office:value="1.58250936608022" calcext:value-type="float">
            <text:p>1,582509366080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671" calcext:value-type="float">
            <text:p>21671</text:p>
          </table:table-cell>
          <table:table-cell office:value-type="float" office:value="1.58120854167362" calcext:value-type="float">
            <text:p>1,5812085416736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1712" calcext:value-type="float">
            <text:p>21712</text:p>
          </table:table-cell>
          <table:table-cell office:value-type="float" office:value="1.57956221069652" calcext:value-type="float">
            <text:p>1,5795622106965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1804" calcext:value-type="float">
            <text:p>21804</text:p>
          </table:table-cell>
          <table:table-cell office:value-type="float" office:value="1.57610011238865" calcext:value-type="float">
            <text:p>1,576100112388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1804" calcext:value-type="float">
            <text:p>21804</text:p>
          </table:table-cell>
          <table:table-cell office:value-type="float" office:value="1.57610011238865" calcext:value-type="float">
            <text:p>1,5761001123886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804" calcext:value-type="float">
            <text:p>21804</text:p>
          </table:table-cell>
          <table:table-cell office:value-type="float" office:value="1.57610011238865" calcext:value-type="float">
            <text:p>1,5761001123886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1807" calcext:value-type="float">
            <text:p>21807</text:p>
          </table:table-cell>
          <table:table-cell office:value-type="float" office:value="1.57564954060123" calcext:value-type="float">
            <text:p>1,5756495406012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871" calcext:value-type="float">
            <text:p>21871</text:p>
          </table:table-cell>
          <table:table-cell office:value-type="float" office:value="1.57475043618451" calcext:value-type="float">
            <text:p>1,5747504361845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1874" calcext:value-type="float">
            <text:p>21874</text:p>
          </table:table-cell>
          <table:table-cell office:value-type="float" office:value="1.5743019171198" calcext:value-type="float">
            <text:p>1,574301917119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934" calcext:value-type="float">
            <text:p>21934</text:p>
          </table:table-cell>
          <table:table-cell office:value-type="float" office:value="1.5726848674427" calcext:value-type="float">
            <text:p>1,572684867442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965" calcext:value-type="float">
            <text:p>21965</text:p>
          </table:table-cell>
          <table:table-cell office:value-type="float" office:value="1.57039369491492" calcext:value-type="float">
            <text:p>1,5703936949149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968" calcext:value-type="float">
            <text:p>21968</text:p>
          </table:table-cell>
          <table:table-cell office:value-type="float" office:value="1.56994945341706" calcext:value-type="float">
            <text:p>1,5699494534170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2132" calcext:value-type="float">
            <text:p>22132</text:p>
          </table:table-cell>
          <table:table-cell office:value-type="float" office:value="1.5702628255378" calcext:value-type="float">
            <text:p>1,570262825537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2237" calcext:value-type="float">
            <text:p>22237</text:p>
          </table:table-cell>
          <table:table-cell office:value-type="float" office:value="1.57134266428942" calcext:value-type="float">
            <text:p>1,5713426642894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237" calcext:value-type="float">
            <text:p>22237</text:p>
          </table:table-cell>
          <table:table-cell office:value-type="float" office:value="1.57134266428942" calcext:value-type="float">
            <text:p>1,5713426642894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301" calcext:value-type="float">
            <text:p>22301</text:p>
          </table:table-cell>
          <table:table-cell office:value-type="float" office:value="1.5691642853594" calcext:value-type="float">
            <text:p>1,569164285359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340" calcext:value-type="float">
            <text:p>22340</text:p>
          </table:table-cell>
          <table:table-cell office:value-type="float" office:value="1.56834291280628" calcext:value-type="float">
            <text:p>1,568342912806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340" calcext:value-type="float">
            <text:p>22340</text:p>
          </table:table-cell>
          <table:table-cell office:value-type="float" office:value="1.56834291280628" calcext:value-type="float">
            <text:p>1,568342912806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343" calcext:value-type="float">
            <text:p>22343</text:p>
          </table:table-cell>
          <table:table-cell office:value-type="float" office:value="1.56790701983441" calcext:value-type="float">
            <text:p>1,5679070198344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2534" calcext:value-type="float">
            <text:p>22534</text:p>
          </table:table-cell>
          <table:table-cell office:value-type="float" office:value="1.56574157646206" calcext:value-type="float">
            <text:p>1,5657415764620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2537" calcext:value-type="float">
            <text:p>22537</text:p>
          </table:table-cell>
          <table:table-cell office:value-type="float" office:value="1.56531071747019" calcext:value-type="float">
            <text:p>1,5653107174701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2656" calcext:value-type="float">
            <text:p>22656</text:p>
          </table:table-cell>
          <table:table-cell office:value-type="float" office:value="1.56647339917167" calcext:value-type="float">
            <text:p>1,5664733991716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740" calcext:value-type="float">
            <text:p>22740</text:p>
          </table:table-cell>
          <table:table-cell office:value-type="float" office:value="1.56741391029261" calcext:value-type="float">
            <text:p>1,5674139102926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748" calcext:value-type="float">
            <text:p>22748</text:p>
          </table:table-cell>
          <table:table-cell office:value-type="float" office:value="1.56752357122592" calcext:value-type="float">
            <text:p>1,5675235712259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797" calcext:value-type="float">
            <text:p>22797</text:p>
          </table:table-cell>
          <table:table-cell office:value-type="float" office:value="1.56568628071548" calcext:value-type="float">
            <text:p>1,565686280715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794" calcext:value-type="float">
            <text:p>22794</text:p>
          </table:table-cell>
          <table:table-cell office:value-type="float" office:value="1.56611254978184" calcext:value-type="float">
            <text:p>1,566112549781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794" calcext:value-type="float">
            <text:p>22794</text:p>
          </table:table-cell>
          <table:table-cell office:value-type="float" office:value="1.56611254978184" calcext:value-type="float">
            <text:p>1,566112549781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797" calcext:value-type="float">
            <text:p>22797</text:p>
          </table:table-cell>
          <table:table-cell office:value-type="float" office:value="1.56568628071548" calcext:value-type="float">
            <text:p>1,565686280715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883" calcext:value-type="float">
            <text:p>22883</text:p>
          </table:table-cell>
          <table:table-cell office:value-type="float" office:value="1.56463362114237" calcext:value-type="float">
            <text:p>1,5646336211423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933" calcext:value-type="float">
            <text:p>22933</text:p>
          </table:table-cell>
          <table:table-cell office:value-type="float" office:value="1.56330836627013" calcext:value-type="float">
            <text:p>1,563308366270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017" calcext:value-type="float">
            <text:p>23017</text:p>
          </table:table-cell>
          <table:table-cell office:value-type="float" office:value="1.56004263357614" calcext:value-type="float">
            <text:p>1,560042633576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089" calcext:value-type="float">
            <text:p>23089</text:p>
          </table:table-cell>
          <table:table-cell office:value-type="float" office:value="1.56019277053387" calcext:value-type="float">
            <text:p>1,560192770533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092" calcext:value-type="float">
            <text:p>23092</text:p>
          </table:table-cell>
          <table:table-cell office:value-type="float" office:value="1.55997267929726" calcext:value-type="float">
            <text:p>1,5599726792972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3202" calcext:value-type="float">
            <text:p>23202</text:p>
          </table:table-cell>
          <table:table-cell office:value-type="float" office:value="1.55762886023605" calcext:value-type="float">
            <text:p>1,5576288602360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3205" calcext:value-type="float">
            <text:p>23205</text:p>
          </table:table-cell>
          <table:table-cell office:value-type="float" office:value="1.55721437677137" calcext:value-type="float">
            <text:p>1,5572143767713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3208" calcext:value-type="float">
            <text:p>23208</text:p>
          </table:table-cell>
          <table:table-cell office:value-type="float" office:value="1.55680011383528" calcext:value-type="float">
            <text:p>1,5568001138352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262" calcext:value-type="float">
            <text:p>23262</text:p>
          </table:table-cell>
          <table:table-cell office:value-type="float" office:value="1.55619589429059" calcext:value-type="float">
            <text:p>1,5561958942905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3261" calcext:value-type="float">
            <text:p>23261</text:p>
          </table:table-cell>
          <table:table-cell office:value-type="float" office:value="1.55634350466594" calcext:value-type="float">
            <text:p>1,5563435046659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357" calcext:value-type="float">
            <text:p>23357</text:p>
          </table:table-cell>
          <table:table-cell office:value-type="float" office:value="1.55477428903036" calcext:value-type="float">
            <text:p>1,5547742890303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3452" calcext:value-type="float">
            <text:p>23452</text:p>
          </table:table-cell>
          <table:table-cell office:value-type="float" office:value="1.55519916219514" calcext:value-type="float">
            <text:p>1,5551991621951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3574" calcext:value-type="float">
            <text:p>23574</text:p>
          </table:table-cell>
          <table:table-cell office:value-type="float" office:value="1.55288529725213" calcext:value-type="float">
            <text:p>1,5528852972521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3662" calcext:value-type="float">
            <text:p>23662</text:p>
          </table:table-cell>
          <table:table-cell office:value-type="float" office:value="1.55367328348498" calcext:value-type="float">
            <text:p>1,5536732834849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663" calcext:value-type="float">
            <text:p>23663</text:p>
          </table:table-cell>
          <table:table-cell office:value-type="float" office:value="1.55333268717019" calcext:value-type="float">
            <text:p>1,5533326871701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721" calcext:value-type="float">
            <text:p>23721</text:p>
          </table:table-cell>
          <table:table-cell office:value-type="float" office:value="1.55340940224657" calcext:value-type="float">
            <text:p>1,5534094022465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3724" calcext:value-type="float">
            <text:p>23724</text:p>
          </table:table-cell>
          <table:table-cell office:value-type="float" office:value="1.55300581445695" calcext:value-type="float">
            <text:p>1,5530058144569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3768" calcext:value-type="float">
            <text:p>23768</text:p>
          </table:table-cell>
          <table:table-cell office:value-type="float" office:value="1.55098389982107" calcext:value-type="float">
            <text:p>1,5509838998210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801" calcext:value-type="float">
            <text:p>23801</text:p>
          </table:table-cell>
          <table:table-cell office:value-type="float" office:value="1.55107887486611" calcext:value-type="float">
            <text:p>1,5510788748661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3852" calcext:value-type="float">
            <text:p>23852</text:p>
          </table:table-cell>
          <table:table-cell office:value-type="float" office:value="1.55031559747518" calcext:value-type="float">
            <text:p>1,550315597475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3855" calcext:value-type="float">
            <text:p>23855</text:p>
          </table:table-cell>
          <table:table-cell office:value-type="float" office:value="1.5499157224178" calcext:value-type="float">
            <text:p>1,549915722417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3855" calcext:value-type="float">
            <text:p>23855</text:p>
          </table:table-cell>
          <table:table-cell office:value-type="float" office:value="1.5499157224178" calcext:value-type="float">
            <text:p>1,549915722417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3855" calcext:value-type="float">
            <text:p>23855</text:p>
          </table:table-cell>
          <table:table-cell office:value-type="float" office:value="1.5499157224178" calcext:value-type="float">
            <text:p>1,549915722417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906" calcext:value-type="float">
            <text:p>23906</text:p>
          </table:table-cell>
          <table:table-cell office:value-type="float" office:value="1.54955624842902" calcext:value-type="float">
            <text:p>1,5495562484290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3905" calcext:value-type="float">
            <text:p>23905</text:p>
          </table:table-cell>
          <table:table-cell office:value-type="float" office:value="1.54969770434883" calcext:value-type="float">
            <text:p>1,5496977043488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3969" calcext:value-type="float">
            <text:p>23969</text:p>
          </table:table-cell>
          <table:table-cell office:value-type="float" office:value="1.54539875048123" calcext:value-type="float">
            <text:p>1,5453987504812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3969" calcext:value-type="float">
            <text:p>23969</text:p>
          </table:table-cell>
          <table:table-cell office:value-type="float" office:value="1.54539875048123" calcext:value-type="float">
            <text:p>1,5453987504812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4330" calcext:value-type="float">
            <text:p>24330</text:p>
          </table:table-cell>
          <table:table-cell office:value-type="float" office:value="1.54053780044604" calcext:value-type="float">
            <text:p>1,5405378004460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366" calcext:value-type="float">
            <text:p>24366</text:p>
          </table:table-cell>
          <table:table-cell office:value-type="float" office:value="1.54044167747106" calcext:value-type="float">
            <text:p>1,5404416774710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4366" calcext:value-type="float">
            <text:p>24366</text:p>
          </table:table-cell>
          <table:table-cell office:value-type="float" office:value="1.54044167747106" calcext:value-type="float">
            <text:p>1,5404416774710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4392" calcext:value-type="float">
            <text:p>24392</text:p>
          </table:table-cell>
          <table:table-cell office:value-type="float" office:value="1.5397286821705" calcext:value-type="float">
            <text:p>1,539728682170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4395" calcext:value-type="float">
            <text:p>24395</text:p>
          </table:table-cell>
          <table:table-cell office:value-type="float" office:value="1.53934268851741" calcext:value-type="float">
            <text:p>1,5393426885174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4398" calcext:value-type="float">
            <text:p>24398</text:p>
          </table:table-cell>
          <table:table-cell office:value-type="float" office:value="1.53895688834485" calcext:value-type="float">
            <text:p>1,5389568883448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4482" calcext:value-type="float">
            <text:p>24482</text:p>
          </table:table-cell>
          <table:table-cell office:value-type="float" office:value="1.53720369338837" calcext:value-type="float">
            <text:p>1,5372036933883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479" calcext:value-type="float">
            <text:p>24479</text:p>
          </table:table-cell>
          <table:table-cell office:value-type="float" office:value="1.53758732295997" calcext:value-type="float">
            <text:p>1,5375873229599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4513" calcext:value-type="float">
            <text:p>24513</text:p>
          </table:table-cell>
          <table:table-cell office:value-type="float" office:value="1.53814026929815" calcext:value-type="float">
            <text:p>1,538140269298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4513" calcext:value-type="float">
            <text:p>24513</text:p>
          </table:table-cell>
          <table:table-cell office:value-type="float" office:value="1.53814026929815" calcext:value-type="float">
            <text:p>1,5381402692981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516" calcext:value-type="float">
            <text:p>24516</text:p>
          </table:table-cell>
          <table:table-cell office:value-type="float" office:value="1.53775688438556" calcext:value-type="float">
            <text:p>1,5377568843855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516" calcext:value-type="float">
            <text:p>24516</text:p>
          </table:table-cell>
          <table:table-cell office:value-type="float" office:value="1.53775688438556" calcext:value-type="float">
            <text:p>1,5377568843855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4516" calcext:value-type="float">
            <text:p>24516</text:p>
          </table:table-cell>
          <table:table-cell office:value-type="float" office:value="1.53775688438556" calcext:value-type="float">
            <text:p>1,5377568843855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4516" calcext:value-type="float">
            <text:p>24516</text:p>
          </table:table-cell>
          <table:table-cell office:value-type="float" office:value="1.53775688438556" calcext:value-type="float">
            <text:p>1,5377568843855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4590" calcext:value-type="float">
            <text:p>24590</text:p>
          </table:table-cell>
          <table:table-cell office:value-type="float" office:value="1.53693338262529" calcext:value-type="float">
            <text:p>1,5369333826252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608" calcext:value-type="float">
            <text:p>24608</text:p>
          </table:table-cell>
          <table:table-cell office:value-type="float" office:value="1.53536425266739" calcext:value-type="float">
            <text:p>1,5353642526673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4646" calcext:value-type="float">
            <text:p>24646</text:p>
          </table:table-cell>
          <table:table-cell office:value-type="float" office:value="1.53539904535426" calcext:value-type="float">
            <text:p>1,5353990453542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4710" calcext:value-type="float">
            <text:p>24710</text:p>
          </table:table-cell>
          <table:table-cell office:value-type="float" office:value="1.53473924516672" calcext:value-type="float">
            <text:p>1,5347392451667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765" calcext:value-type="float">
            <text:p>24765</text:p>
          </table:table-cell>
          <table:table-cell office:value-type="float" office:value="1.53504939735792" calcext:value-type="float">
            <text:p>1,5350493973579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765" calcext:value-type="float">
            <text:p>24765</text:p>
          </table:table-cell>
          <table:table-cell office:value-type="float" office:value="1.53504939735792" calcext:value-type="float">
            <text:p>1,535049397357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4843" calcext:value-type="float">
            <text:p>24843</text:p>
          </table:table-cell>
          <table:table-cell office:value-type="float" office:value="1.53599488284453" calcext:value-type="float">
            <text:p>1,535994882844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846" calcext:value-type="float">
            <text:p>24846</text:p>
          </table:table-cell>
          <table:table-cell office:value-type="float" office:value="1.53561748852442" calcext:value-type="float">
            <text:p>1,5356174885244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4849" calcext:value-type="float">
            <text:p>24849</text:p>
          </table:table-cell>
          <table:table-cell office:value-type="float" office:value="1.53524027961051" calcext:value-type="float">
            <text:p>1,5352402796105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849" calcext:value-type="float">
            <text:p>24849</text:p>
          </table:table-cell>
          <table:table-cell office:value-type="float" office:value="1.53524027961051" calcext:value-type="float">
            <text:p>1,5352402796105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4900" calcext:value-type="float">
            <text:p>24900</text:p>
          </table:table-cell>
          <table:table-cell office:value-type="float" office:value="1.53342691084128" calcext:value-type="float">
            <text:p>1,5334269108412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4939" calcext:value-type="float">
            <text:p>24939</text:p>
          </table:table-cell>
          <table:table-cell office:value-type="float" office:value="1.53202597486201" calcext:value-type="float">
            <text:p>1,532025974862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4938" calcext:value-type="float">
            <text:p>24938</text:p>
          </table:table-cell>
          <table:table-cell office:value-type="float" office:value="1.53215595921942" calcext:value-type="float">
            <text:p>1,5321559592194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4990" calcext:value-type="float">
            <text:p>24990</text:p>
          </table:table-cell>
          <table:table-cell office:value-type="float" office:value="1.53042201429554" calcext:value-type="float">
            <text:p>1,5304220142955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057" calcext:value-type="float">
            <text:p>25057</text:p>
          </table:table-cell>
          <table:table-cell office:value-type="float" office:value="1.53033837764756" calcext:value-type="float">
            <text:p>1,5303383776475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131" calcext:value-type="float">
            <text:p>25131</text:p>
          </table:table-cell>
          <table:table-cell office:value-type="float" office:value="1.53104344053055" calcext:value-type="float">
            <text:p>1,5310434405305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181" calcext:value-type="float">
            <text:p>25181</text:p>
          </table:table-cell>
          <table:table-cell office:value-type="float" office:value="1.53142778921625" calcext:value-type="float">
            <text:p>1,531427789216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180" calcext:value-type="float">
            <text:p>25180</text:p>
          </table:table-cell>
          <table:table-cell office:value-type="float" office:value="1.53155637082506" calcext:value-type="float">
            <text:p>1,5315563708250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251" calcext:value-type="float">
            <text:p>25251</text:p>
          </table:table-cell>
          <table:table-cell office:value-type="float" office:value="1.53059977979781" calcext:value-type="float">
            <text:p>1,5305997797978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260" calcext:value-type="float">
            <text:p>25260</text:p>
          </table:table-cell>
          <table:table-cell office:value-type="float" office:value="1.53002708508448" calcext:value-type="float">
            <text:p>1,5300270850844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283" calcext:value-type="float">
            <text:p>25283</text:p>
          </table:table-cell>
          <table:table-cell office:value-type="float" office:value="1.52918028291958" calcext:value-type="float">
            <text:p>1,5291802829195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286" calcext:value-type="float">
            <text:p>25286</text:p>
          </table:table-cell>
          <table:table-cell office:value-type="float" office:value="1.52862232513391" calcext:value-type="float">
            <text:p>1,5286223251339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286" calcext:value-type="float">
            <text:p>25286</text:p>
          </table:table-cell>
          <table:table-cell office:value-type="float" office:value="1.52862232513391" calcext:value-type="float">
            <text:p>1,5286223251339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366" calcext:value-type="float">
            <text:p>25366</text:p>
          </table:table-cell>
          <table:table-cell office:value-type="float" office:value="1.52821226039967" calcext:value-type="float">
            <text:p>1,5282122603996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369" calcext:value-type="float">
            <text:p>25369</text:p>
          </table:table-cell>
          <table:table-cell office:value-type="float" office:value="1.5278460461029" calcext:value-type="float">
            <text:p>1,52784604610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5413" calcext:value-type="float">
            <text:p>25413</text:p>
          </table:table-cell>
          <table:table-cell office:value-type="float" office:value="1.52678245463824" calcext:value-type="float">
            <text:p>1,5267824546382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413" calcext:value-type="float">
            <text:p>25413</text:p>
          </table:table-cell>
          <table:table-cell office:value-type="float" office:value="1.52678245463824" calcext:value-type="float">
            <text:p>1,5267824546382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502" calcext:value-type="float">
            <text:p>25502</text:p>
          </table:table-cell>
          <table:table-cell office:value-type="float" office:value="1.52581810631225" calcext:value-type="float">
            <text:p>1,525818106312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502" calcext:value-type="float">
            <text:p>25502</text:p>
          </table:table-cell>
          <table:table-cell office:value-type="float" office:value="1.52581810631225" calcext:value-type="float">
            <text:p>1,525818106312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556" calcext:value-type="float">
            <text:p>25556</text:p>
          </table:table-cell>
          <table:table-cell office:value-type="float" office:value="1.52498854053333" calcext:value-type="float">
            <text:p>1,5249885405333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662" calcext:value-type="float">
            <text:p>25662</text:p>
          </table:table-cell>
          <table:table-cell office:value-type="float" office:value="1.52178803197372" calcext:value-type="float">
            <text:p>1,5217880319737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712" calcext:value-type="float">
            <text:p>25712</text:p>
          </table:table-cell>
          <table:table-cell office:value-type="float" office:value="1.52074437218057" calcext:value-type="float">
            <text:p>1,5207443721805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798" calcext:value-type="float">
            <text:p>25798</text:p>
          </table:table-cell>
          <table:table-cell office:value-type="float" office:value="1.52000205433624" calcext:value-type="float">
            <text:p>1,520002054336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870" calcext:value-type="float">
            <text:p>25870</text:p>
          </table:table-cell>
          <table:table-cell office:value-type="float" office:value="1.52059187878387" calcext:value-type="float">
            <text:p>1,5205918787838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924" calcext:value-type="float">
            <text:p>25924</text:p>
          </table:table-cell>
          <table:table-cell office:value-type="float" office:value="1.52049974027474" calcext:value-type="float">
            <text:p>1,5204997402747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6125" calcext:value-type="float">
            <text:p>26125</text:p>
          </table:table-cell>
          <table:table-cell office:value-type="float" office:value="1.5185770233347" calcext:value-type="float">
            <text:p>1,518577023334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6128" calcext:value-type="float">
            <text:p>26128</text:p>
          </table:table-cell>
          <table:table-cell office:value-type="float" office:value="1.51822566354217" calcext:value-type="float">
            <text:p>1,5182256635421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34" calcext:value-type="float">
            <text:p>26134</text:p>
          </table:table-cell>
          <table:table-cell office:value-type="float" office:value="1.5175140027781" calcext:value-type="float">
            <text:p>1,51751400277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230" calcext:value-type="float">
            <text:p>26230</text:p>
          </table:table-cell>
          <table:table-cell office:value-type="float" office:value="1.51631583079927" calcext:value-type="float">
            <text:p>1,5163158307992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6318" calcext:value-type="float">
            <text:p>26318</text:p>
          </table:table-cell>
          <table:table-cell office:value-type="float" office:value="1.51711085484865" calcext:value-type="float">
            <text:p>1,5171108548486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6321" calcext:value-type="float">
            <text:p>26321</text:p>
          </table:table-cell>
          <table:table-cell office:value-type="float" office:value="1.51676265405571" calcext:value-type="float">
            <text:p>1,5167626540557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6451" calcext:value-type="float">
            <text:p>26451</text:p>
          </table:table-cell>
          <table:table-cell office:value-type="float" office:value="1.51783565891468" calcext:value-type="float">
            <text:p>1,5178356589146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6485" calcext:value-type="float">
            <text:p>26485</text:p>
          </table:table-cell>
          <table:table-cell office:value-type="float" office:value="1.51662847281158" calcext:value-type="float">
            <text:p>1,5166284728115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6639" calcext:value-type="float">
            <text:p>26639</text:p>
          </table:table-cell>
          <table:table-cell office:value-type="float" office:value="1.51593795637751" calcext:value-type="float">
            <text:p>1,5159379563775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6741" calcext:value-type="float">
            <text:p>26741</text:p>
          </table:table-cell>
          <table:table-cell office:value-type="float" office:value="1.51476122246535" calcext:value-type="float">
            <text:p>1,5147612224653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6744" calcext:value-type="float">
            <text:p>26744</text:p>
          </table:table-cell>
          <table:table-cell office:value-type="float" office:value="1.51441944421118" calcext:value-type="float">
            <text:p>1,514419444211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6747" calcext:value-type="float">
            <text:p>26747</text:p>
          </table:table-cell>
          <table:table-cell office:value-type="float" office:value="1.51407782015429" calcext:value-type="float">
            <text:p>1,5140778201542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804" calcext:value-type="float">
            <text:p>26804</text:p>
          </table:table-cell>
          <table:table-cell office:value-type="float" office:value="1.51382760443651" calcext:value-type="float">
            <text:p>1,5138276044365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6803" calcext:value-type="float">
            <text:p>26803</text:p>
          </table:table-cell>
          <table:table-cell office:value-type="float" office:value="1.51394327926866" calcext:value-type="float">
            <text:p>1,5139432792686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6926" calcext:value-type="float">
            <text:p>26926</text:p>
          </table:table-cell>
          <table:table-cell office:value-type="float" office:value="1.51292481575036" calcext:value-type="float">
            <text:p>1,5129248157503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6926" calcext:value-type="float">
            <text:p>26926</text:p>
          </table:table-cell>
          <table:table-cell office:value-type="float" office:value="1.51292481575036" calcext:value-type="float">
            <text:p>1,5129248157503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6993" calcext:value-type="float">
            <text:p>26993</text:p>
          </table:table-cell>
          <table:table-cell office:value-type="float" office:value="1.5125529623415" calcext:value-type="float">
            <text:p>1,51255296234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7073" calcext:value-type="float">
            <text:p>27073</text:p>
          </table:table-cell>
          <table:table-cell office:value-type="float" office:value="1.51188547081111" calcext:value-type="float">
            <text:p>1,511885470811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140" calcext:value-type="float">
            <text:p>27140</text:p>
          </table:table-cell>
          <table:table-cell office:value-type="float" office:value="1.51118309544085" calcext:value-type="float">
            <text:p>1,5111830954408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7259" calcext:value-type="float">
            <text:p>27259</text:p>
          </table:table-cell>
          <table:table-cell office:value-type="float" office:value="1.50864267534222" calcext:value-type="float">
            <text:p>1,5086426753422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7279" calcext:value-type="float">
            <text:p>27279</text:p>
          </table:table-cell>
          <table:table-cell office:value-type="float" office:value="1.50906287721021" calcext:value-type="float">
            <text:p>1,5090628772102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7320" calcext:value-type="float">
            <text:p>27320</text:p>
          </table:table-cell>
          <table:table-cell office:value-type="float" office:value="1.50895885719938" calcext:value-type="float">
            <text:p>1,508958857199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754" calcext:value-type="float">
            <text:p>27754</text:p>
          </table:table-cell>
          <table:table-cell office:value-type="float" office:value="1.50856275742462" calcext:value-type="float">
            <text:p>1,5085627574246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7799" calcext:value-type="float">
            <text:p>27799</text:p>
          </table:table-cell>
          <table:table-cell office:value-type="float" office:value="1.50769534531584" calcext:value-type="float">
            <text:p>1,5076953453158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7860" calcext:value-type="float">
            <text:p>27860</text:p>
          </table:table-cell>
          <table:table-cell office:value-type="float" office:value="1.50735631145589" calcext:value-type="float">
            <text:p>1,5073563114558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7954" calcext:value-type="float">
            <text:p>27954</text:p>
          </table:table-cell>
          <table:table-cell office:value-type="float" office:value="1.50811809903192" calcext:value-type="float">
            <text:p>1,5081180990319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7954" calcext:value-type="float">
            <text:p>27954</text:p>
          </table:table-cell>
          <table:table-cell office:value-type="float" office:value="1.50811809903192" calcext:value-type="float">
            <text:p>1,5081180990319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957" calcext:value-type="float">
            <text:p>27957</text:p>
          </table:table-cell>
          <table:table-cell office:value-type="float" office:value="1.50779363300372" calcext:value-type="float">
            <text:p>1,5077936330037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8021" calcext:value-type="float">
            <text:p>28021</text:p>
          </table:table-cell>
          <table:table-cell office:value-type="float" office:value="1.50729114682099" calcext:value-type="float">
            <text:p>1,5072911468209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8131" calcext:value-type="float">
            <text:p>28131</text:p>
          </table:table-cell>
          <table:table-cell office:value-type="float" office:value="1.50889158733076" calcext:value-type="float">
            <text:p>1,5088915873307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8134" calcext:value-type="float">
            <text:p>28134</text:p>
          </table:table-cell>
          <table:table-cell office:value-type="float" office:value="1.50856876071816" calcext:value-type="float">
            <text:p>1,5085687607181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8134" calcext:value-type="float">
            <text:p>28134</text:p>
          </table:table-cell>
          <table:table-cell office:value-type="float" office:value="1.50856876071816" calcext:value-type="float">
            <text:p>1,508568760718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134" calcext:value-type="float">
            <text:p>28134</text:p>
          </table:table-cell>
          <table:table-cell office:value-type="float" office:value="1.50856876071816" calcext:value-type="float">
            <text:p>1,5085687607181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8137" calcext:value-type="float">
            <text:p>28137</text:p>
          </table:table-cell>
          <table:table-cell office:value-type="float" office:value="1.50824607221319" calcext:value-type="float">
            <text:p>1,5082460722131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67" calcext:value-type="float">
            <text:p>28167</text:p>
          </table:table-cell>
          <table:table-cell office:value-type="float" office:value="1.50724623286929" calcext:value-type="float">
            <text:p>1,5072462328692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67" calcext:value-type="float">
            <text:p>28167</text:p>
          </table:table-cell>
          <table:table-cell office:value-type="float" office:value="1.50724623286929" calcext:value-type="float">
            <text:p>1,5072462328692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8243" calcext:value-type="float">
            <text:p>28243</text:p>
          </table:table-cell>
          <table:table-cell office:value-type="float" office:value="1.50609481482943" calcext:value-type="float">
            <text:p>1,506094814829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13:12:40.572234681</dc:date>
    <meta:editing-duration>PT1M14S</meta:editing-duration>
    <meta:editing-cycles>1</meta:editing-cycles>
    <meta:document-statistic meta:table-count="1" meta:cell-count="1095" meta:object-count="2"/>
    <meta:generator>LibreOffice/5.3.7.2.0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045cm" svg:height="19.15cm" xlink:href=".." xlink:type="simple" chart:class="chart:scatter" chart:style-name="ch1">
        <chart:legend chart:legend-position="end" svg:x="31.967cm" svg:y="9.276cm" style:legend-expansion="high" chart:style-name="ch2"/>
        <chart:plot-area chart:style-name="ch3" table:cell-range-address="simse.A1:simse.B398" svg:x="0.68cm" svg:y="0.383cm" svg:width="30.607cm" svg:height="18.384cm">
          <chartooo:coordinate-region svg:x="1.857cm" svg:y="0.582cm" svg:width="29.15cm" svg:height="17.5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mse.B1:simse.B398" chart:class="chart:scatter">
            <chart:domain table:cell-range-address="simse.A1:simse.A398"/>
            <chart:data-point chart:repeated="3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mse.A1:simse.A398</svg:desc>
                </draw:g>
              </table:table-cell>
              <table:table-cell office:value-type="float" office:value="11654">
                <text:p>11654</text:p>
                <draw:g>
                  <svg:desc>simse.B1:simse.B3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675">
                <text:p>11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754">
                <text:p>11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800">
                <text:p>11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849">
                <text:p>11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912">
                <text:p>11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957">
                <text:p>11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059">
                <text:p>12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198">
                <text:p>12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240">
                <text:p>122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378">
                <text:p>12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381">
                <text:p>123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384">
                <text:p>123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387">
                <text:p>123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405">
                <text:p>12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405">
                <text:p>12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492">
                <text:p>12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746">
                <text:p>12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830">
                <text:p>128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833">
                <text:p>128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858">
                <text:p>12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2945">
                <text:p>12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2974">
                <text:p>129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2979">
                <text:p>12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3025">
                <text:p>13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3070">
                <text:p>130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084">
                <text:p>13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119">
                <text:p>131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3182">
                <text:p>13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3265">
                <text:p>13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3367">
                <text:p>133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3416">
                <text:p>13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16">
                <text:p>13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3705">
                <text:p>137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3868">
                <text:p>138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3868">
                <text:p>138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890">
                <text:p>138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3937">
                <text:p>139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3968">
                <text:p>13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4022">
                <text:p>1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4025">
                <text:p>14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4067">
                <text:p>140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4100">
                <text:p>14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4143">
                <text:p>14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4138">
                <text:p>14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4138">
                <text:p>14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4141">
                <text:p>141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4144">
                <text:p>141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4152">
                <text:p>14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4214">
                <text:p>142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4300">
                <text:p>143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4333">
                <text:p>14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333">
                <text:p>14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4438">
                <text:p>14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4438">
                <text:p>144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570">
                <text:p>145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570">
                <text:p>145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4570">
                <text:p>145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4619">
                <text:p>146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4709">
                <text:p>147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4757">
                <text:p>147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4803">
                <text:p>14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4800">
                <text:p>148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4800">
                <text:p>148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848">
                <text:p>148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4848">
                <text:p>148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4914">
                <text:p>149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4965">
                <text:p>149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5049">
                <text:p>150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5095">
                <text:p>150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094">
                <text:p>150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5093">
                <text:p>150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162">
                <text:p>151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5159">
                <text:p>151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5162">
                <text:p>151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5237">
                <text:p>152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5257">
                <text:p>152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5329">
                <text:p>153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5542">
                <text:p>15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5597">
                <text:p>155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5594">
                <text:p>155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5642">
                <text:p>156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5730">
                <text:p>157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5771">
                <text:p>157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5826">
                <text:p>158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5909">
                <text:p>159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5909">
                <text:p>159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5929">
                <text:p>159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5977">
                <text:p>159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6019">
                <text:p>160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6159">
                <text:p>16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6161">
                <text:p>16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6164">
                <text:p>16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6270">
                <text:p>162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6294">
                <text:p>16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6346">
                <text:p>163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6438">
                <text:p>164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6486">
                <text:p>164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6554">
                <text:p>165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6551">
                <text:p>165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6649">
                <text:p>166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6649">
                <text:p>166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6652">
                <text:p>166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6655">
                <text:p>166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6659">
                <text:p>166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6692">
                <text:p>166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6870">
                <text:p>168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6873">
                <text:p>168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6975">
                <text:p>16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6974">
                <text:p>169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7007">
                <text:p>170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7066">
                <text:p>170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061">
                <text:p>170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7064">
                <text:p>17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7096">
                <text:p>170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7194">
                <text:p>171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7271">
                <text:p>172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7293">
                <text:p>172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7296">
                <text:p>172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7351">
                <text:p>173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7383">
                <text:p>173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7541">
                <text:p>175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7657">
                <text:p>176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7660">
                <text:p>176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7724">
                <text:p>177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7794">
                <text:p>177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7826">
                <text:p>178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7870">
                <text:p>178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7875">
                <text:p>17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7948">
                <text:p>17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7987">
                <text:p>179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8029">
                <text:p>180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8032">
                <text:p>180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8086">
                <text:p>18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8094">
                <text:p>180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8097">
                <text:p>180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8097">
                <text:p>180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8161">
                <text:p>181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8201">
                <text:p>182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8243">
                <text:p>182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8372">
                <text:p>183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8456">
                <text:p>184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8504">
                <text:p>185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8507">
                <text:p>185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8530">
                <text:p>1853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8559">
                <text:p>185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8633">
                <text:p>186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8695">
                <text:p>186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8694">
                <text:p>186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8752">
                <text:p>187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8755">
                <text:p>187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8833">
                <text:p>188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8914">
                <text:p>189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8914">
                <text:p>189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8937">
                <text:p>189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9072">
                <text:p>190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9143">
                <text:p>191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9142">
                <text:p>191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9142">
                <text:p>191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9145">
                <text:p>191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9146">
                <text:p>19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9146">
                <text:p>191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9198">
                <text:p>191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9195">
                <text:p>191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9198">
                <text:p>191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9201">
                <text:p>192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9286">
                <text:p>192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9286">
                <text:p>192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9355">
                <text:p>193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9421">
                <text:p>194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9671">
                <text:p>196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9705">
                <text:p>197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9777">
                <text:p>197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9814">
                <text:p>198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9814">
                <text:p>198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9879">
                <text:p>198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9882">
                <text:p>198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9882">
                <text:p>198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9928">
                <text:p>199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9928">
                <text:p>199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9928">
                <text:p>199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9928">
                <text:p>199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9976">
                <text:p>199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20058">
                <text:p>200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0153">
                <text:p>201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0214">
                <text:p>202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0217">
                <text:p>202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0216">
                <text:p>202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0216">
                <text:p>202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0219">
                <text:p>202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0389">
                <text:p>203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0388">
                <text:p>203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0425">
                <text:p>204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0479">
                <text:p>204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0566">
                <text:p>205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0569">
                <text:p>205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0841">
                <text:p>208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20858">
                <text:p>208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0894">
                <text:p>208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0960">
                <text:p>209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0983">
                <text:p>209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0983">
                <text:p>209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0986">
                <text:p>209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1040">
                <text:p>210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1074">
                <text:p>210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21150">
                <text:p>2115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21183">
                <text:p>211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1265">
                <text:p>212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1264">
                <text:p>212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1320">
                <text:p>213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1373">
                <text:p>213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1439">
                <text:p>214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1479">
                <text:p>214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1529">
                <text:p>215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1532">
                <text:p>215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1535">
                <text:p>215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1671">
                <text:p>216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1712">
                <text:p>217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1804">
                <text:p>218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1804">
                <text:p>218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1804">
                <text:p>218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1807">
                <text:p>218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1874">
                <text:p>218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1934">
                <text:p>219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1968">
                <text:p>219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2132">
                <text:p>221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2237">
                <text:p>222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2237">
                <text:p>222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2301">
                <text:p>223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2340">
                <text:p>223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2340">
                <text:p>223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2343">
                <text:p>223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2534">
                <text:p>225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2537">
                <text:p>225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2740">
                <text:p>2274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2748">
                <text:p>227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2797">
                <text:p>227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2794">
                <text:p>227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2794">
                <text:p>227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2797">
                <text:p>227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2883">
                <text:p>228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2933">
                <text:p>229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3017">
                <text:p>230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3089">
                <text:p>230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3092">
                <text:p>230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3202">
                <text:p>232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3205">
                <text:p>232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3208">
                <text:p>232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23262">
                <text:p>232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23261">
                <text:p>232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23357">
                <text:p>233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23452">
                <text:p>234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23574">
                <text:p>235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23662">
                <text:p>236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23663">
                <text:p>236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23721">
                <text:p>237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23724">
                <text:p>237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23768">
                <text:p>237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3801">
                <text:p>238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3852">
                <text:p>238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23855">
                <text:p>238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3855">
                <text:p>238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3855">
                <text:p>238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3906">
                <text:p>239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3905">
                <text:p>239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3969">
                <text:p>239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3969">
                <text:p>239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4330">
                <text:p>2433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4366">
                <text:p>243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4366">
                <text:p>243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4392">
                <text:p>243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4395">
                <text:p>243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4398">
                <text:p>243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4482">
                <text:p>244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4479">
                <text:p>244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4513">
                <text:p>245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4513">
                <text:p>245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4516">
                <text:p>245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4516">
                <text:p>245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4516">
                <text:p>245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4516">
                <text:p>245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4590">
                <text:p>2459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24608">
                <text:p>246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4646">
                <text:p>246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4710">
                <text:p>247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24765">
                <text:p>247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4765">
                <text:p>247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24843">
                <text:p>248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24846">
                <text:p>248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24849">
                <text:p>248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24849">
                <text:p>248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24900">
                <text:p>249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24939">
                <text:p>249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24938">
                <text:p>249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24990">
                <text:p>2499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25057">
                <text:p>250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25131">
                <text:p>251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25181">
                <text:p>251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25180">
                <text:p>251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25251">
                <text:p>252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25260">
                <text:p>252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25283">
                <text:p>252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25286">
                <text:p>252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25286">
                <text:p>252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25366">
                <text:p>253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25369">
                <text:p>253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25413">
                <text:p>254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25413">
                <text:p>254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25502">
                <text:p>255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25502">
                <text:p>255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25556">
                <text:p>255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25662">
                <text:p>256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25712">
                <text:p>257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25798">
                <text:p>257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25870">
                <text:p>2587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25924">
                <text:p>259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26125">
                <text:p>26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26128">
                <text:p>261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26134">
                <text:p>261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26230">
                <text:p>2623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26318">
                <text:p>263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26321">
                <text:p>263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26451">
                <text:p>2645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26485">
                <text:p>264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26639">
                <text:p>266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26741">
                <text:p>267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26744">
                <text:p>267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26747">
                <text:p>267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26804">
                <text:p>268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26803">
                <text:p>268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26926">
                <text:p>269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26926">
                <text:p>269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26993">
                <text:p>269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27073">
                <text:p>270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27140">
                <text:p>2714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27259">
                <text:p>272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27279">
                <text:p>272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27320">
                <text:p>273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27754">
                <text:p>277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27799">
                <text:p>277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27860">
                <text:p>2786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27954">
                <text:p>279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27954">
                <text:p>279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27957">
                <text:p>279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28021">
                <text:p>280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28131">
                <text:p>281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28134">
                <text:p>281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28134">
                <text:p>281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28134">
                <text:p>281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28137">
                <text:p>281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28167">
                <text:p>281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28167">
                <text:p>281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28243">
                <text:p>282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137cm" svg:height="19.202cm" xlink:href=".." xlink:type="simple" chart:class="chart:scatter" chart:style-name="ch1">
        <chart:legend chart:legend-position="end" svg:x="32.059cm" svg:y="9.302cm" style:legend-expansion="high" chart:style-name="ch2"/>
        <chart:plot-area chart:style-name="ch3" table:cell-range-address="simse.A1:simse.A365 simse.C1:simse.C365" svg:x="0.682cm" svg:y="0.384cm" svg:width="30.695cm" svg:height="18.434cm">
          <chartooo:coordinate-region svg:x="1.409cm" svg:y="0.583cm" svg:width="29.688cm" svg:height="17.5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mse.C1:simse.C365" chart:class="chart:scatter">
            <chart:domain table:cell-range-address="simse.A1:simse.A365"/>
            <chart:data-point chart:repeated="3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mse.A1:simse.A365</svg:desc>
                </draw:g>
              </table:table-cell>
              <table:table-cell office:value-type="float" office:value="2.10703027075298">
                <text:p>2.10703027075298</text:p>
                <draw:g>
                  <svg:desc>simse.C1:simse.C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10186539378452">
                <text:p>2.10186539378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09359987910794">
                <text:p>2.0935998791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08848723907693">
                <text:p>2.08848723907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08252856596999">
                <text:p>2.08252856596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07617590097457">
                <text:p>2.07617590097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06835518720105">
                <text:p>2.06835518720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06698086481753">
                <text:p>2.06698086481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05855054538421">
                <text:p>2.05855054538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05138104914578">
                <text:p>2.05138104914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04483661108203">
                <text:p>2.04483661108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03655642998202">
                <text:p>2.03655642998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03526665390223">
                <text:p>2.035266653902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03397851045039">
                <text:p>2.03397851045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03269199652854">
                <text:p>2.032691996528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02779853753608">
                <text:p>2.02779853753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02779853753608">
                <text:p>2.02779853753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01714138839815">
                <text:p>2.01714138839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98798589623323">
                <text:p>1.987985896233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98252923165158">
                <text:p>1.98252923165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98134704367803">
                <text:p>1.981347043678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98383319012112">
                <text:p>1.98383319012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9765692529327">
                <text:p>1.97656925293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9737933454557">
                <text:p>1.97379334545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.9733566984578">
                <text:p>1.9733566984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.97074550070265">
                <text:p>1.970745500702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96801535948596">
                <text:p>1.968015359485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96316480512239">
                <text:p>1.963164805122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95907070734196">
                <text:p>1.95907070734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95224300061269">
                <text:p>1.95224300061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94170134407893">
                <text:p>1.941701344078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93185079687147">
                <text:p>1.931850796871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92674224698475">
                <text:p>1.926742246984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92674224698475">
                <text:p>1.92674224698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91104221895559">
                <text:p>1.91104221895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89283458430744">
                <text:p>1.892834584307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89283458430744">
                <text:p>1.89283458430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89169593084648">
                <text:p>1.891695930846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88486624146859">
                <text:p>1.884866241468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88097637986519">
                <text:p>1.88097637986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87518696323457">
                <text:p>1.87518696323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87421486009137">
                <text:p>1.87421486009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87471441283277">
                <text:p>1.874714412832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87310297290816">
                <text:p>1.873102972908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87084348089075">
                <text:p>1.87084348089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87231797677205">
                <text:p>1.87231797677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87231797677205">
                <text:p>1.872317976772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87135682791333">
                <text:p>1.87135682791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87039666535412">
                <text:p>1.87039666535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86853078536026">
                <text:p>1.86853078536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865833817089">
                <text:p>1.8658338170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85956509319151">
                <text:p>1.859565093191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85616920192842">
                <text:p>1.856169201928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85616920192842">
                <text:p>1.856169201928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85473288502847">
                <text:p>1.854732885028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84779501286851">
                <text:p>1.847795012868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84779501286851">
                <text:p>1.84779501286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84468860697711">
                <text:p>1.844688606977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84468860697711">
                <text:p>1.84468860697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84468860697711">
                <text:p>1.844688606977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84246425832706">
                <text:p>1.842464258327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83890339081368">
                <text:p>1.838903390813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.83395030520914">
                <text:p>1.833950305209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83145687215453">
                <text:p>1.831456872154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83233822772342">
                <text:p>1.832338227723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.83233822772342">
                <text:p>1.832338227723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.82659626527864">
                <text:p>1.826596265278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.82659626527864">
                <text:p>1.82659626527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.81784690840955">
                <text:p>1.817846908409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81519306713469">
                <text:p>1.815193067134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.81212352268394">
                <text:p>1.812123522683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.80895357872101">
                <text:p>1.808953578721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80933088915884">
                <text:p>1.809330889158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.80970855172961">
                <text:p>1.809708551729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80416303126266">
                <text:p>1.804163031262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80499906603155">
                <text:p>1.80499906603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80416303126266">
                <text:p>1.804163031262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80020574370822">
                <text:p>1.800205743708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79833399148317">
                <text:p>1.798333991483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79248210276611">
                <text:p>1.792482102766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78840351979885">
                <text:p>1.788403519798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780676391196">
                <text:p>1.7806763911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77404784485127">
                <text:p>1.774047844851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.77483456229909">
                <text:p>1.774834562299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77299730188729">
                <text:p>1.772997301887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.77083142000944">
                <text:p>1.770831420009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.76827617634302">
                <text:p>1.768276176343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.76493596225141">
                <text:p>1.764935962251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76537473290865">
                <text:p>1.765374732908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.76537473290865">
                <text:p>1.765374732908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.76521326204497">
                <text:p>1.765213262044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.76118548661239">
                <text:p>1.761185486612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.75882426173993">
                <text:p>1.758824261739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.75628160114666">
                <text:p>1.756281601146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.75574576666632">
                <text:p>1.75574576666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.7550018065957">
                <text:p>1.75500180659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.75195183306123">
                <text:p>1.751951833061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.75075519613962">
                <text:p>1.750755196139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.74951894576233">
                <text:p>1.749518945762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.74423351063999">
                <text:p>1.74423351063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.74423351063999">
                <text:p>1.74423351063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.7407949743846">
                <text:p>1.74079497438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.73849102205533">
                <text:p>1.738491022055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.73395770689806">
                <text:p>1.733957706898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.73466747263973">
                <text:p>1.734667472639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.72967239882209">
                <text:p>1.729672398822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.72967239882209">
                <text:p>1.729672398822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.72897070616537">
                <text:p>1.728970706165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.72826958260244">
                <text:p>1.728269582602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.7272679444172">
                <text:p>1.72726794441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.72705999993729">
                <text:p>1.727059999937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.72179946423156">
                <text:p>1.721799464231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.72111266747678">
                <text:p>1.721112667476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.71878578555528">
                <text:p>1.718785785555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.71867436946398">
                <text:p>1.718674369463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.71780877531634">
                <text:p>1.71780877531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.7147375223672">
                <text:p>1.7147375223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.71580547575916">
                <text:p>1.715805475759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.71513075870224">
                <text:p>1.715130758702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.71418340069519">
                <text:p>1.714183400695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.71155965851609">
                <text:p>1.711559658516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.70763358893127">
                <text:p>1.707633588931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.70576830983805">
                <text:p>1.705768309838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.70510996622175">
                <text:p>1.705109966221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.70310405233897">
                <text:p>1.703104052338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.69764922110066">
                <text:p>1.697649221100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.69698033604487">
                <text:p>1.696980336044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.69501904242144">
                <text:p>1.695019042421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.69046912891011">
                <text:p>1.690469128910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.68983528221761">
                <text:p>1.689835282217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.6881458139824">
                <text:p>1.68814581398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.68514154336651">
                <text:p>1.685141543366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.68182222145771">
                <text:p>1.681822221457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.67776103945012">
                <text:p>1.677761039450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.67697953819088">
                <text:p>1.676979538190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.67312661498705">
                <text:p>1.673126614987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.66992109785726">
                <text:p>1.669921097857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.6676135165456">
                <text:p>1.6676135165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.66700887060051">
                <text:p>1.667008870600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.66458525732514">
                <text:p>1.664585257325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.66469511188693">
                <text:p>1.664695111886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.66409457252478">
                <text:p>1.664094572524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.66409457252478">
                <text:p>1.664094572524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.66377501546484">
                <text:p>1.663775015464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.6589653269898">
                <text:p>1.65896532698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.6591021640135">
                <text:p>1.65910216401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.65683336763392">
                <text:p>1.656833367633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.65711268317605">
                <text:p>1.657112683176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.65369917040661">
                <text:p>1.653699170406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.6531191286071">
                <text:p>1.65311912860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.65336492234478">
                <text:p>1.653364922344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.65354831535033">
                <text:p>1.653548315350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.65125452960871">
                <text:p>1.651254529608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.64796189525218">
                <text:p>1.647961895252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.64783995617883">
                <text:p>1.647839956178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.64594313462806">
                <text:p>1.645943134628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.64537556802991">
                <text:p>1.645375568029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.64631849543139">
                <text:p>1.646318495431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.6446915788776">
                <text:p>1.64469157887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.6446915788776">
                <text:p>1.64469157887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.64493979539964">
                <text:p>1.644939795399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.64337867337045">
                <text:p>1.643378673370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.64151273906163">
                <text:p>1.641512739061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.64139179194256">
                <text:p>1.641391791942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.64139179194256">
                <text:p>1.64139179194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.64083820280531">
                <text:p>1.640838202805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.64036796876222">
                <text:p>1.640367968762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.64036796876222">
                <text:p>1.640367968762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.63970751091131">
                <text:p>1.639707510911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.64025885842675">
                <text:p>1.640258858426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.63970751091131">
                <text:p>1.639707510911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.63915653392512">
                <text:p>1.639156533925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.63683608005239">
                <text:p>1.636836080052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.63683608005239">
                <text:p>1.636836080052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.63540683490896">
                <text:p>1.635406834908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.63428665731705">
                <text:p>1.634286657317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.62717762774024">
                <text:p>1.627177627740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.62566667422459">
                <text:p>1.625666674224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.62351141229677">
                <text:p>1.623511412296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.62069090427615">
                <text:p>1.620690904276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.62069090427615">
                <text:p>1.620690904276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.62010338406692">
                <text:p>1.620103384066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.61958328667236">
                <text:p>1.619583286672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.61958328667236">
                <text:p>1.619583286672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.61802356589144">
                <text:p>1.618023565891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.61802356589144">
                <text:p>1.618023565891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.61802356589144">
                <text:p>1.618023565891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.61802356589144">
                <text:p>1.618023565891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.61663081240801">
                <text:p>1.616630812408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.61380265380328">
                <text:p>1.613802653803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.61380265380328">
                <text:p>1.613802653803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.61456144990129">
                <text:p>1.614561449901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.61420501142285">
                <text:p>1.614205011422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.61369692045293">
                <text:p>1.613696920452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.61357528850093">
                <text:p>1.613575288500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.61357528850093">
                <text:p>1.613575288500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.61306739574409">
                <text:p>1.613067395744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.61002062996269">
                <text:p>1.610020629962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.61021078601941">
                <text:p>1.610210786019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.61053930616171">
                <text:p>1.610539306161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.60816909124984">
                <text:p>1.608169091249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.60683722364888">
                <text:p>1.606837223648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.60634174501069">
                <text:p>1.606341745010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.60179478309161">
                <text:p>1.601794783091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.60063538164016">
                <text:p>1.600635381640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.60041046570262">
                <text:p>1.600410465702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.60000023377373">
                <text:p>1.600000233773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.59881445752765">
                <text:p>1.598814457527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.59881445752765">
                <text:p>1.598814457527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.59941650448731">
                <text:p>1.599416504487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.59620986682088">
                <text:p>1.596209866820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.59298911395507">
                <text:p>1.592989113955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.59476495948529">
                <text:p>1.594764959485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.59291386274967">
                <text:p>1.592913862749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.5912473447543">
                <text:p>1.59124734475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.59181609954393">
                <text:p>1.591816099543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.5919911930645">
                <text:p>1.59199119306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.59183038604144">
                <text:p>1.591830386041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.58958193766545">
                <text:p>1.589581937665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.58642934717297">
                <text:p>1.586429347172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.5860615584427">
                <text:p>1.58606155844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.585598745032">
                <text:p>1.5855987450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.58342969720327">
                <text:p>1.583429697203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.58296939787269">
                <text:p>1.582969397872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.58250936608022">
                <text:p>1.582509366080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.58120854167362">
                <text:p>1.581208541673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.57956221069652">
                <text:p>1.579562210696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.57610011238865">
                <text:p>1.576100112388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.57610011238865">
                <text:p>1.576100112388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.57610011238865">
                <text:p>1.576100112388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.57564954060123">
                <text:p>1.575649540601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.57475043618451">
                <text:p>1.574750436184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.5743019171198">
                <text:p>1.57430191711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.5726848674427">
                <text:p>1.57268486744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.57039369491492">
                <text:p>1.570393694914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.56994945341706">
                <text:p>1.569949453417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.5702628255378">
                <text:p>1.57026282553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.57134266428942">
                <text:p>1.571342664289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.57134266428942">
                <text:p>1.571342664289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.5691642853594">
                <text:p>1.56916428535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.56834291280628">
                <text:p>1.568342912806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.56834291280628">
                <text:p>1.568342912806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.56790701983441">
                <text:p>1.567907019834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.56574157646206">
                <text:p>1.565741576462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.56531071747019">
                <text:p>1.565310717470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.56647339917167">
                <text:p>1.566473399171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.56741391029261">
                <text:p>1.567413910292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.56752357122592">
                <text:p>1.567523571225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.56568628071548">
                <text:p>1.565686280715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.56611254978184">
                <text:p>1.566112549781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.56611254978184">
                <text:p>1.566112549781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.56568628071548">
                <text:p>1.565686280715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.56463362114237">
                <text:p>1.564633621142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.56330836627013">
                <text:p>1.563308366270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.56004263357614">
                <text:p>1.560042633576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.56019277053387">
                <text:p>1.560192770533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.55997267929726">
                <text:p>1.559972679297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.55762886023605">
                <text:p>1.557628860236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.55721437677137">
                <text:p>1.557214376771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.55680011383528">
                <text:p>1.556800113835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.55619589429059">
                <text:p>1.556195894290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.55634350466594">
                <text:p>1.556343504665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.55477428903036">
                <text:p>1.554774289030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.55519916219514">
                <text:p>1.555199162195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.55288529725213">
                <text:p>1.552885297252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.55367328348498">
                <text:p>1.553673283484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.55333268717019">
                <text:p>1.553332687170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.55340940224657">
                <text:p>1.553409402246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.55300581445695">
                <text:p>1.553005814456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.55098389982107">
                <text:p>1.550983899821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.55107887486611">
                <text:p>1.551078874866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.55031559747518">
                <text:p>1.550315597475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.5499157224178">
                <text:p>1.54991572241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.5499157224178">
                <text:p>1.54991572241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.5499157224178">
                <text:p>1.54991572241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.54955624842902">
                <text:p>1.549556248429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.54969770434883">
                <text:p>1.549697704348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.54539875048123">
                <text:p>1.545398750481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.54539875048123">
                <text:p>1.545398750481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.54053780044604">
                <text:p>1.540537800446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.54044167747106">
                <text:p>1.540441677471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.54044167747106">
                <text:p>1.540441677471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.5397286821705">
                <text:p>1.53972868217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.53934268851741">
                <text:p>1.539342688517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.53895688834485">
                <text:p>1.538956888344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.53720369338837">
                <text:p>1.537203693388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.53758732295997">
                <text:p>1.537587322959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.53814026929815">
                <text:p>1.538140269298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.53814026929815">
                <text:p>1.538140269298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.53775688438556">
                <text:p>1.537756884385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.53775688438556">
                <text:p>1.537756884385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.53775688438556">
                <text:p>1.537756884385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.53775688438556">
                <text:p>1.537756884385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.53693338262529">
                <text:p>1.536933382625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.53536425266739">
                <text:p>1.535364252667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.53539904535426">
                <text:p>1.535399045354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.53473924516672">
                <text:p>1.534739245166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.53504939735792">
                <text:p>1.535049397357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.53504939735792">
                <text:p>1.535049397357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.53599488284453">
                <text:p>1.535994882844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.53561748852442">
                <text:p>1.535617488524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.53524027961051">
                <text:p>1.535240279610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.53524027961051">
                <text:p>1.535240279610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.53342691084128">
                <text:p>1.533426910841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.53202597486201">
                <text:p>1.532025974862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.53215595921942">
                <text:p>1.532155959219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.53042201429554">
                <text:p>1.530422014295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.53033837764756">
                <text:p>1.530338377647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.53104344053055">
                <text:p>1.531043440530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.53142778921625">
                <text:p>1.531427789216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.53155637082506">
                <text:p>1.531556370825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.53059977979781">
                <text:p>1.530599779797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.53002708508448">
                <text:p>1.530027085084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.52918028291958">
                <text:p>1.529180282919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.52862232513391">
                <text:p>1.528622325133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.52862232513391">
                <text:p>1.528622325133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.52821226039967">
                <text:p>1.528212260399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.5278460461029">
                <text:p>1.52784604610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.52678245463824">
                <text:p>1.526782454638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.52678245463824">
                <text:p>1.526782454638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.52581810631225">
                <text:p>1.525818106312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.52581810631225">
                <text:p>1.525818106312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.52498854053333">
                <text:p>1.5249885405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.52178803197372">
                <text:p>1.521788031973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.52074437218057">
                <text:p>1.520744372180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.52000205433624">
                <text:p>1.520002054336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.52059187878387">
                <text:p>1.520591878783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.52049974027474">
                <text:p>1.520499740274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.5185770233347">
                <text:p>1.51857702333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.51822566354217">
                <text:p>1.518225663542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.5175140027781">
                <text:p>1.51751400277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.51631583079927">
                <text:p>1.516315830799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.51711085484865">
                <text:p>1.517110854848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.51676265405571">
                <text:p>1.516762654055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.51783565891468">
                <text:p>1.517835658914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.51662847281158">
                <text:p>1.516628472811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.51593795637751">
                <text:p>1.515937956377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.51476122246535">
                <text:p>1.514761222465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.51441944421118">
                <text:p>1.514419444211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.51407782015429">
                <text:p>1.514077820154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.51382760443651">
                <text:p>1.513827604436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.51394327926866">
                <text:p>1.513943279268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.51292481575036">
                <text:p>1.512924815750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.51292481575036">
                <text:p>1.512924815750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.5125529623415">
                <text:p>1.51255296234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.51188547081111">
                <text:p>1.511885470811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.51118309544085">
                <text:p>1.511183095440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.50864267534222">
                <text:p>1.508642675342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.50906287721021">
                <text:p>1.509062877210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.50895885719938">
                <text:p>1.508958857199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.50856275742462">
                <text:p>1.508562757424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.50769534531584">
                <text:p>1.507695345315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.50735631145589">
                <text:p>1.507356311455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.50811809903192">
                <text:p>1.508118099031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.50811809903192">
                <text:p>1.508118099031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.50779363300372">
                <text:p>1.507793633003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.50729114682099">
                <text:p>1.507291146820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.50889158733076">
                <text:p>1.508891587330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.50856876071816">
                <text:p>1.508568760718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.50856876071816">
                <text:p>1.50856876071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.50856876071816">
                <text:p>1.508568760718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.50824607221319">
                <text:p>1.508246072213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.50724623286929">
                <text:p>1.507246232869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.50724623286929">
                <text:p>1.507246232869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.50609481482943">
                <text:p>1.506094814829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